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 style:data-style-name="N108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2" style:family="table-cell" style:data-style-name="N107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2" style:family="table-cell" style:data-style-name="N107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E13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401cm" style:rel-column-width="13107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2" style:family="table-cell" style:data-style-name="N108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D2" style:family="table-cell" style:data-style-name="N107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E2" style:family="table-cell" style:data-style-name="N107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E1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3.401cm" style:rel-column-width="13107*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2" style:family="table-cell" style:data-style-name="N108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2" style:family="table-cell" style:data-style-name="N107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E2" style:family="table-cell" style:data-style-name="N107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E13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3.401cm" style:rel-column-width="13107*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C2" style:family="table-cell" style:data-style-name="N108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D2" style:family="table-cell" style:data-style-name="N107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E2" style:family="table-cell" style:data-style-name="N107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E13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3.401cm" style:rel-column-width="13107*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B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C2" style:family="table-cell" style:data-style-name="N108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D2" style:family="table-cell" style:data-style-name="N107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E2" style:family="table-cell" style:data-style-name="N107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E13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3.401cm" style:rel-column-width="13107*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B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C2" style:family="table-cell" style:data-style-name="N108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D2" style:family="table-cell" style:data-style-name="N107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" style:family="table-cell" style:data-style-name="N107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E13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rsid="003a5c16" officeooo:paragraph-rsid="003a5c16"/>
    </style:style>
    <style:style style:name="P3" style:family="paragraph" style:parent-style-name="Header">
      <style:paragraph-properties fo:text-align="end" style:justify-single-word="false"/>
      <style:text-properties officeooo:paragraph-rsid="001c8d6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3f235e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235e" officeooo:paragraph-rsid="003f23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f235e" officeooo:paragraph-rsid="003f23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f235e" officeooo:paragraph-rsid="003fcee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3fcee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fo:font-size="12pt"/>
    </style:style>
    <style:style style:name="P12" style:family="paragraph" style:parent-style-name="Text_20_body">
      <style:text-properties officeooo:paragraph-rsid="003a5c16"/>
    </style:style>
    <style:style style:name="P13" style:family="paragraph" style:parent-style-name="Text_20_body">
      <style:paragraph-properties fo:text-align="center" style:justify-single-word="false"/>
      <style:text-properties officeooo:paragraph-rsid="003f235e"/>
    </style:style>
    <style:style style:name="P14" style:family="paragraph" style:parent-style-name="Text_20_body">
      <style:paragraph-properties fo:text-align="center" style:justify-single-word="false"/>
      <style:text-properties officeooo:paragraph-rsid="003fcee2"/>
    </style:style>
    <style:style style:name="P15" style:family="paragraph" style:parent-style-name="Text_20_body">
      <style:paragraph-properties fo:text-align="center" style:justify-single-word="false"/>
      <style:text-properties officeooo:paragraph-rsid="00411aa3"/>
    </style:style>
    <style:style style:name="P16" style:family="paragraph" style:parent-style-name="Text_20_body">
      <style:paragraph-properties fo:text-align="center" style:justify-single-word="false"/>
      <style:text-properties fo:font-weight="bold" officeooo:rsid="003f235e" officeooo:paragraph-rsid="003f235e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weight="bold" officeooo:rsid="003f235e" officeooo:paragraph-rsid="003fcee2" style:font-weight-asian="bold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weight="bold" officeooo:rsid="004c7d7c" officeooo:paragraph-rsid="004c7d7c" style:font-weight-asian="bold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weight="bold" officeooo:rsid="004c7d7c" officeooo:paragraph-rsid="004d68d7" style:font-weight-asian="bold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weight="bold" officeooo:rsid="004c7d7c" officeooo:paragraph-rsid="004dbff6" style:font-weight-asian="bold" style:font-weight-complex="bold"/>
    </style:style>
    <style:style style:name="P21" style:family="paragraph" style:parent-style-name="Text_20_body">
      <style:paragraph-properties fo:text-align="center" style:justify-single-word="false"/>
      <style:text-properties officeooo:rsid="00411aa3" officeooo:paragraph-rsid="00411aa3"/>
    </style:style>
    <style:style style:name="P22" style:family="paragraph" style:parent-style-name="Text_20_body">
      <style:paragraph-properties fo:text-align="start" style:justify-single-word="false"/>
      <style:text-properties officeooo:paragraph-rsid="003fcee2"/>
    </style:style>
    <style:style style:name="P23" style:family="paragraph" style:parent-style-name="Text_20_body">
      <style:paragraph-properties fo:text-align="start" style:justify-single-word="false"/>
      <style:text-properties officeooo:paragraph-rsid="004d68d7"/>
    </style:style>
    <style:style style:name="P24" style:family="paragraph" style:parent-style-name="Text_20_body">
      <style:paragraph-properties fo:text-align="start" style:justify-single-word="false"/>
      <style:text-properties officeooo:paragraph-rsid="004dbff6"/>
    </style:style>
    <style:style style:name="P25" style:family="paragraph" style:parent-style-name="Text_20_body">
      <style:paragraph-properties fo:text-align="start" style:justify-single-word="false"/>
      <style:text-properties fo:font-weight="normal" officeooo:paragraph-rsid="004d68d7" style:font-weight-asian="normal" style:font-weight-complex="normal"/>
    </style:style>
    <style:style style:name="P26" style:family="paragraph" style:parent-style-name="Text_20_body">
      <style:text-properties officeooo:paragraph-rsid="0051a9b9"/>
    </style:style>
    <style:style style:name="P27" style:family="paragraph" style:parent-style-name="Text_20_body">
      <style:paragraph-properties fo:text-align="center" style:justify-single-word="false"/>
      <style:text-properties style:text-position="0% 100%" fo:font-style="italic" officeooo:paragraph-rsid="005546cf" style:font-style-asian="italic" style:font-style-complex="italic"/>
    </style:style>
    <style:style style:name="P28" style:family="paragraph" style:parent-style-name="Text_20_body">
      <style:paragraph-properties fo:text-align="center" style:justify-single-word="false"/>
      <style:text-properties fo:font-style="italic" officeooo:paragraph-rsid="005546cf" style:font-style-asian="italic" style:font-style-complex="italic"/>
    </style:style>
    <style:style style:name="P29" style:family="paragraph" style:parent-style-name="Text_20_body">
      <style:paragraph-properties fo:text-align="center" style:justify-single-word="false"/>
      <style:text-properties fo:font-style="italic" fo:font-weight="bold" officeooo:paragraph-rsid="005546cf" style:font-style-asian="italic" style:font-weight-asian="bold" style:font-style-complex="italic" style:font-weight-complex="bold"/>
    </style:style>
    <style:style style:name="P30" style:family="paragraph" style:parent-style-name="Text_20_body">
      <style:text-properties officeooo:paragraph-rsid="0058fe2f"/>
    </style:style>
    <style:style style:name="P31" style:family="paragraph" style:parent-style-name="Text_20_body">
      <style:paragraph-properties fo:text-align="start" style:justify-single-word="false"/>
      <style:text-properties style:text-position="super 58%" officeooo:paragraph-rsid="004d68d7"/>
    </style:style>
    <style:style style:name="P32" style:family="paragraph" style:parent-style-name="Text_20_body">
      <style:paragraph-properties fo:text-align="start" style:justify-single-word="false"/>
      <style:text-properties style:text-position="super 58%" officeooo:paragraph-rsid="004dbff6"/>
    </style:style>
    <style:style style:name="P33" style:family="paragraph" style:parent-style-name="Heading_20_1">
      <style:paragraph-properties fo:text-align="center" style:justify-single-word="false"/>
    </style:style>
    <style:style style:name="P34" style:family="paragraph" style:parent-style-name="Heading_20_2">
      <style:text-properties officeooo:rsid="0051a9b9" officeooo:paragraph-rsid="0051a9b9"/>
    </style:style>
    <style:style style:name="P35" style:family="paragraph" style:parent-style-name="Heading_20_3">
      <style:text-properties officeooo:rsid="003a5c16" officeooo:paragraph-rsid="003a5c16"/>
    </style:style>
    <style:style style:name="P36" style:family="paragraph" style:parent-style-name="Text_20_body">
      <style:text-properties officeooo:rsid="003a5c16" officeooo:paragraph-rsid="003a5c16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a5c16"/>
    </style:style>
    <style:style style:name="T4" style:family="text">
      <style:text-properties officeooo:rsid="003d4ab6"/>
    </style:style>
    <style:style style:name="T5" style:family="text">
      <style:text-properties officeooo:rsid="003f235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f235e" style:font-weight-asian="bold" style:font-weight-complex="bold"/>
    </style:style>
    <style:style style:name="T8" style:family="text">
      <style:text-properties fo:font-weight="bold" officeooo:rsid="003fcee2" style:font-weight-asian="bold" style:font-weight-complex="bold"/>
    </style:style>
    <style:style style:name="T9" style:family="text">
      <style:text-properties fo:font-weight="bold" officeooo:rsid="004412fe" style:font-weight-asian="bold" style:font-weight-complex="bold"/>
    </style:style>
    <style:style style:name="T10" style:family="text">
      <style:text-properties style:text-position="sub 58%"/>
    </style:style>
    <style:style style:name="T11" style:family="text">
      <style:text-properties style:text-position="sub 58%" officeooo:rsid="003f235e"/>
    </style:style>
    <style:style style:name="T12" style:family="text">
      <style:text-properties style:text-position="sub 58%" officeooo:rsid="005546cf"/>
    </style:style>
    <style:style style:name="T13" style:family="text">
      <style:text-properties style:text-position="sub 58%" fo:font-style="italic" fo:font-weight="bold" officeooo:rsid="005546cf" style:font-style-asian="italic" style:font-weight-asian="bold" style:font-style-complex="italic" style:font-weight-complex="bold"/>
    </style:style>
    <style:style style:name="T14" style:family="text">
      <style:text-properties style:text-position="sub 58%" style:font-name="Liberation Serif1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0411aa3"/>
    </style:style>
    <style:style style:name="T17" style:family="text">
      <style:text-properties style:text-position="0% 100%" officeooo:rsid="0049b9b8"/>
    </style:style>
    <style:style style:name="T18" style:family="text">
      <style:text-properties style:text-position="0% 100%" officeooo:rsid="00538af9"/>
    </style:style>
    <style:style style:name="T19" style:family="text">
      <style:text-properties style:text-position="0% 100%" officeooo:rsid="005546cf"/>
    </style:style>
    <style:style style:name="T20" style:family="text">
      <style:text-properties style:text-position="0% 100%" style:font-name="Liberation Serif1" officeooo:rsid="005546cf"/>
    </style:style>
    <style:style style:name="T21" style:family="text">
      <style:text-properties style:text-position="0% 100%" fo:font-style="italic" fo:font-weight="bold" officeooo:rsid="00538af9" style:font-style-asian="italic" style:font-weight-asian="bold" style:font-style-complex="italic" style:font-weight-complex="bold"/>
    </style:style>
    <style:style style:name="T22" style:family="text">
      <style:text-properties style:text-position="0% 100%" fo:font-style="italic" fo:font-weight="bold" officeooo:rsid="005546cf" style:font-style-asian="italic" style:font-weight-asian="bold" style:font-style-complex="italic" style:font-weight-complex="bold"/>
    </style:style>
    <style:style style:name="T23" style:family="text">
      <style:text-properties style:text-position="0% 100%" fo:font-style="normal" fo:font-weight="normal" officeooo:rsid="0058fe2f" style:font-style-asian="normal" style:font-weight-asian="normal" style:font-style-complex="normal" style:font-weight-complex="normal"/>
    </style:style>
    <style:style style:name="T24" style:family="text">
      <style:text-properties style:text-position="0% 100%" fo:font-style="normal" fo:font-weight="bold" officeooo:rsid="0058fe2f" style:font-style-asian="normal" style:font-weight-asian="bold" style:font-style-complex="normal" style:font-weight-complex="bold"/>
    </style:style>
    <style:style style:name="T25" style:family="text">
      <style:text-properties style:text-position="super 58%"/>
    </style:style>
    <style:style style:name="T26" style:family="text">
      <style:text-properties style:text-position="super 58%" officeooo:rsid="003f235e"/>
    </style:style>
    <style:style style:name="T27" style:family="text">
      <style:text-properties style:text-position="super 58%" officeooo:rsid="005546cf"/>
    </style:style>
    <style:style style:name="T28" style:family="text">
      <style:text-properties style:text-position="super 58%" fo:font-style="italic" fo:font-weight="bold" officeooo:rsid="005546cf" style:font-style-asian="italic" style:font-weight-asian="bold" style:font-style-complex="italic" style:font-weight-complex="bold"/>
    </style:style>
    <style:style style:name="T29" style:family="text">
      <style:text-properties style:font-name="Liberation Serif1"/>
    </style:style>
    <style:style style:name="T30" style:family="text">
      <style:text-properties officeooo:rsid="004412fe"/>
    </style:style>
    <style:style style:name="T3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f23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b152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3" style:family="text">
      <style:text-properties officeooo:rsid="004c7d7c"/>
    </style:style>
    <style:style style:name="T34" style:family="text">
      <style:text-properties officeooo:rsid="004d68d7"/>
    </style:style>
    <style:style style:name="T35" style:family="text">
      <style:text-properties officeooo:rsid="004dbff6"/>
    </style:style>
    <style:style style:name="T36" style:family="text">
      <style:text-properties officeooo:rsid="005546cf"/>
    </style:style>
    <style:style style:name="T37" style:family="text">
      <style:text-properties officeooo:rsid="0058fe2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>Лабораторная работа <text:span text:style-name="T3">№</text:span><text:span text:style-name="T4">3</text:span></text:h>
      <text:h text:style-name="P33" text:outline-level="1">«ОПРЕДЕЛЕНИЕ УСКОРЕНИЯ СВОБОДНОГО ПАДЕНИЯ С ИСПОЛЬЗОВАНИЕМ МАТЕМАТИЧЕСКОГО МАЯТНИКА»</text:h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><text:soft-page-break/>Цель работы</text:h>
      <text:p text:style-name="P12">Определить значение ускорения свободного падения с использованием математического маятника.</text:p>
      <text:h text:style-name="Heading_20_3" text:outline-level="3">Приборы и инструменты</text:h>
      <text:p text:style-name="Text_20_body">• Персональный компьютер с установленной ОС Windows</text:p>
      <text:p text:style-name="Text_20_body">• Программа «Виртуальная физическая лаборатория»</text:p>
      <text:p text:style-name="Text_20_body">• Табличный процессор Microsoft Excel</text:p>
      <text:p text:style-name="Text_20_body"/>
      <text:p text:style-name="P16">Имеется 6 маятников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"><text:span text:style-name="T31">Номер </text:span><text:span text:style-name="T32">установки</text:span></text:p>
          </table:table-cell>
          <table:table-cell table:style-name="Таблица1.B1" office:value-type="string">
            <text:p text:style-name="P7">Длина нити L, м</text:p>
          </table:table-cell>
        </table:table-row>
        <table:table-row>
          <table:table-cell table:style-name="Таблица1.A2" office:value-type="string">
            <text:p text:style-name="P6">1</text:p>
          </table:table-cell>
          <table:table-cell table:style-name="Таблица1.B2" office:value-type="string">
            <text:p text:style-name="P6">0,85</text:p>
          </table:table-cell>
        </table:table-row>
        <table:table-row>
          <table:table-cell table:style-name="Таблица1.A2" office:value-type="string">
            <text:p text:style-name="P6">2</text:p>
          </table:table-cell>
          <table:table-cell table:style-name="Таблица1.B2" office:value-type="string">
            <text:p text:style-name="P6">0,86</text:p>
          </table:table-cell>
        </table:table-row>
        <table:table-row>
          <table:table-cell table:style-name="Таблица1.A2" office:value-type="string">
            <text:p text:style-name="P6">3</text:p>
          </table:table-cell>
          <table:table-cell table:style-name="Таблица1.B2" office:value-type="string">
            <text:p text:style-name="P6">0,9<text:span text:style-name="T30">1</text:span></text:p>
          </table:table-cell>
        </table:table-row>
        <table:table-row>
          <table:table-cell table:style-name="Таблица1.A2" office:value-type="string">
            <text:p text:style-name="P6">4</text:p>
          </table:table-cell>
          <table:table-cell table:style-name="Таблица1.B2" office:value-type="string">
            <text:p text:style-name="P6">0,88</text:p>
          </table:table-cell>
        </table:table-row>
        <table:table-row>
          <table:table-cell table:style-name="Таблица1.A2" office:value-type="string">
            <text:p text:style-name="P6">5</text:p>
          </table:table-cell>
          <table:table-cell table:style-name="Таблица1.B2" office:value-type="string">
            <text:p text:style-name="P6">0,<text:span text:style-name="T30">9</text:span></text:p>
          </table:table-cell>
        </table:table-row>
        <table:table-row>
          <table:table-cell table:style-name="Таблица1.A2" office:value-type="string">
            <text:p text:style-name="P6">6</text:p>
          </table:table-cell>
          <table:table-cell table:style-name="Таблица1.B2" office:value-type="string">
            <text:p text:style-name="P6">0,87</text:p>
          </table:table-cell>
        </table:table-row>
      </table:table>
      <text:p text:style-name="P16"/>
      <text:h text:style-name="P35" text:outline-level="3">Используемые формулы</text:h>
      <text:p text:style-name="P21"><text:span text:style-name="T17">(1)</text:span><text:span text:style-name="T15"><draw:frame draw:style-name="fr1" draw:name="Объект1" text:anchor-type="as-char" svg:y="-0.683cm" svg:width="1.423cm" svg:height="1.062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5"><text:span text:style-name="T17">(2)</text:span><text:span text:style-name="T16"><draw:frame draw:style-name="fr1" draw:name="Объект2" text:anchor-type="as-char" svg:y="-0.681cm" svg:width="1.85cm" svg:height="1.118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h text:style-name="P35" text:outline-level="3"/>
      <text:h text:style-name="P35" text:outline-level="3"/>
      <text:h text:style-name="P35" text:outline-level="3"/>
      <text:p text:style-name="P36"/>
      <text:p text:style-name="P36"/>
      <text:h text:style-name="P35" text:outline-level="3"><text:soft-page-break/>Эксперимент</text:h>
      <text:p text:style-name="P16">Таблица 1: Эксперимент с L = 0,85</text:p>
      <table:table table:name="Таблица2" table:style-name="Таблица2">
        <table:table-column table:style-name="Таблица2.A" table:number-columns-repeated="5"/>
        <table:table-header-rows>
          <table:table-row>
            <table:table-cell table:style-name="Таблица2.A1" office:value-type="string">
              <text:p text:style-name="P9"><text:s/><text:span text:style-name="T5">№</text:span></text:p>
            </table:table-cell>
            <table:table-cell table:style-name="Таблица2.A1" office:value-type="string">
              <text:p text:style-name="P7">t<text:span text:style-name="T10">i</text:span><text:span text:style-name="T15">, с</text:span></text:p>
            </table:table-cell>
            <table:table-cell table:style-name="Таблица2.A1" office:value-type="string">
              <text:p text:style-name="P7">T<text:span text:style-name="T10">i</text:span><text:span text:style-name="T15">, с</text:span></text:p>
            </table:table-cell>
            <table:table-cell table:style-name="Таблица2.A1" office:value-type="string">
              <text:p text:style-name="P7">g<text:span text:style-name="T10">i</text:span>, м/с<text:span text:style-name="T25">2</text:span></text:p>
            </table:table-cell>
            <table:table-cell table:style-name="Таблица2.E1" office:value-type="string">
              <text:p text:style-name="P7"><text:span text:style-name="T29">|Δg</text:span><text:span text:style-name="T14">i</text:span><text:span text:style-name="T29">|</text:span>, м/с<text:span text:style-name="T25">2</text:span></text:p>
            </table:table-cell>
          </table:table-row>
        </table:table-header-rows>
        <table:table-row>
          <table:table-cell table:style-name="Таблица2.A2" office:value-type="string">
            <text:p text:style-name="P7">1</text:p>
          </table:table-cell>
          <table:table-cell table:style-name="Таблица2.B2" office:value-type="float" office:value="18.53">
            <text:p text:style-name="P11">18,53</text:p>
          </table:table-cell>
          <table:table-cell table:style-name="Таблица2.C2" office:value-type="float" office:value="1.853">
            <text:p text:style-name="P11">1,853</text:p>
          </table:table-cell>
          <table:table-cell table:style-name="Таблица2.D2" office:value-type="float" office:value="9.77299831276765">
            <text:p text:style-name="P11">9,772998</text:p>
          </table:table-cell>
          <table:table-cell table:style-name="Таблица2.E2" office:value-type="float" office:value="0.323464601783028">
            <text:p text:style-name="P11">0,323465</text:p>
          </table:table-cell>
        </table:table-row>
        <table:table-row>
          <table:table-cell table:style-name="Таблица2.A2" office:value-type="string">
            <text:p text:style-name="P7">2</text:p>
          </table:table-cell>
          <table:table-cell table:style-name="Таблица2.B2" office:value-type="float" office:value="18.76">
            <text:p text:style-name="P11">18,76</text:p>
          </table:table-cell>
          <table:table-cell table:style-name="Таблица2.C2" office:value-type="float" office:value="1.876">
            <text:p text:style-name="P11">1,876</text:p>
          </table:table-cell>
          <table:table-cell table:style-name="Таблица2.D2" office:value-type="float" office:value="9.53483088016279">
            <text:p text:style-name="P11">9,534831</text:p>
          </table:table-cell>
          <table:table-cell table:style-name="Таблица2.E2" office:value-type="float" office:value="0.0852971691781743">
            <text:p text:style-name="P11">0,085297</text:p>
          </table:table-cell>
        </table:table-row>
        <table:table-row>
          <table:table-cell table:style-name="Таблица2.A2" office:value-type="string">
            <text:p text:style-name="P7">3</text:p>
          </table:table-cell>
          <table:table-cell table:style-name="Таблица2.B2" office:value-type="float" office:value="19.06">
            <text:p text:style-name="P11">19,06</text:p>
          </table:table-cell>
          <table:table-cell table:style-name="Таблица2.C2" office:value-type="float" office:value="1.906">
            <text:p text:style-name="P11">1,906</text:p>
          </table:table-cell>
          <table:table-cell table:style-name="Таблица2.D2" office:value-type="float" office:value="9.23704096846205">
            <text:p text:style-name="P11">9,237041</text:p>
          </table:table-cell>
          <table:table-cell table:style-name="Таблица2.E2" office:value-type="float" office:value="0.212492742522565">
            <text:p text:style-name="P11">0,212493</text:p>
          </table:table-cell>
        </table:table-row>
        <table:table-row>
          <table:table-cell table:style-name="Таблица2.A2" office:value-type="string">
            <text:p text:style-name="P7">4</text:p>
          </table:table-cell>
          <table:table-cell table:style-name="Таблица2.B2" office:value-type="float" office:value="18.78">
            <text:p text:style-name="P11">18,78</text:p>
          </table:table-cell>
          <table:table-cell table:style-name="Таблица2.C2" office:value-type="float" office:value="1.878">
            <text:p text:style-name="P11">1,878</text:p>
          </table:table-cell>
          <table:table-cell table:style-name="Таблица2.D2" office:value-type="float" office:value="9.51453321507138">
            <text:p text:style-name="P11">9,514533</text:p>
          </table:table-cell>
          <table:table-cell table:style-name="Таблица2.E2" office:value-type="float" office:value="0.0649995040867601">
            <text:p text:style-name="P11">0,065000</text:p>
          </table:table-cell>
        </table:table-row>
        <table:table-row>
          <table:table-cell table:style-name="Таблица2.A2" office:value-type="string">
            <text:p text:style-name="P7">5</text:p>
          </table:table-cell>
          <table:table-cell table:style-name="Таблица2.B2" office:value-type="float" office:value="18.48">
            <text:p text:style-name="P11">18,48</text:p>
          </table:table-cell>
          <table:table-cell table:style-name="Таблица2.C2" office:value-type="float" office:value="1.848">
            <text:p text:style-name="P11">1,848</text:p>
          </table:table-cell>
          <table:table-cell table:style-name="Таблица2.D2" office:value-type="float" office:value="9.82595404523663">
            <text:p text:style-name="P11">9,825954</text:p>
          </table:table-cell>
          <table:table-cell table:style-name="Таблица2.E2" office:value-type="float" office:value="0.376420334252014">
            <text:p text:style-name="P11">0,376420</text:p>
          </table:table-cell>
        </table:table-row>
        <table:table-row>
          <table:table-cell table:style-name="Таблица2.A2" office:value-type="string">
            <text:p text:style-name="P7">6</text:p>
          </table:table-cell>
          <table:table-cell table:style-name="Таблица2.B2" office:value-type="float" office:value="19.04">
            <text:p text:style-name="P11">19,04</text:p>
          </table:table-cell>
          <table:table-cell table:style-name="Таблица2.C2" office:value-type="float" office:value="1.904">
            <text:p text:style-name="P11">1,904</text:p>
          </table:table-cell>
          <table:table-cell table:style-name="Таблица2.D2" office:value-type="float" office:value="9.25645670870476">
            <text:p text:style-name="P11">9,256457</text:p>
          </table:table-cell>
          <table:table-cell table:style-name="Таблица2.E2" office:value-type="float" office:value="0.193077002279864">
            <text:p text:style-name="P11">0,193077</text:p>
          </table:table-cell>
        </table:table-row>
        <table:table-row>
          <table:table-cell table:style-name="Таблица2.A2" office:value-type="string">
            <text:p text:style-name="P7">7</text:p>
          </table:table-cell>
          <table:table-cell table:style-name="Таблица2.B2" office:value-type="float" office:value="18.91">
            <text:p text:style-name="P11">18,91</text:p>
          </table:table-cell>
          <table:table-cell table:style-name="Таблица2.C2" office:value-type="float" office:value="1.891">
            <text:p text:style-name="P11">1,891</text:p>
          </table:table-cell>
          <table:table-cell table:style-name="Таблица2.D2" office:value-type="float" office:value="9.38416433983788">
            <text:p text:style-name="P11">9,384164</text:p>
          </table:table-cell>
          <table:table-cell table:style-name="Таблица2.E2" office:value-type="float" office:value="0.0653693711467405">
            <text:p text:style-name="P11">0,065369</text:p>
          </table:table-cell>
        </table:table-row>
        <table:table-row>
          <table:table-cell table:style-name="Таблица2.A2" office:value-type="string">
            <text:p text:style-name="P7">8</text:p>
          </table:table-cell>
          <table:table-cell table:style-name="Таблица2.B2" office:value-type="float" office:value="19.14">
            <text:p text:style-name="P11">19,14</text:p>
          </table:table-cell>
          <table:table-cell table:style-name="Таблица2.C2" office:value-type="float" office:value="1.914">
            <text:p text:style-name="P11">1,914</text:p>
          </table:table-cell>
          <table:table-cell table:style-name="Таблица2.D2" office:value-type="float" office:value="9.15998569734307">
            <text:p text:style-name="P11">9,159986</text:p>
          </table:table-cell>
          <table:table-cell table:style-name="Таблица2.E2" office:value-type="float" office:value="0.28954801364155">
            <text:p text:style-name="P11">0,289548</text:p>
          </table:table-cell>
        </table:table-row>
        <table:table-row>
          <table:table-cell table:style-name="Таблица2.A2" office:value-type="string">
            <text:p text:style-name="P7">9</text:p>
          </table:table-cell>
          <table:table-cell table:style-name="Таблица2.B2" office:value-type="float" office:value="18.8">
            <text:p text:style-name="P11">18,8</text:p>
          </table:table-cell>
          <table:table-cell table:style-name="Таблица2.C2" office:value-type="float" office:value="1.88">
            <text:p text:style-name="P11">1,880</text:p>
          </table:table-cell>
          <table:table-cell table:style-name="Таблица2.D2" office:value-type="float" office:value="9.49430029529872">
            <text:p text:style-name="P11">9,494300</text:p>
          </table:table-cell>
          <table:table-cell table:style-name="Таблица2.E2" office:value-type="float" office:value="0.0447665843141039">
            <text:p text:style-name="P11">0,044767</text:p>
          </table:table-cell>
        </table:table-row>
        <table:table-row>
          <table:table-cell table:style-name="Таблица2.A2" office:value-type="string">
            <text:p text:style-name="P7">10</text:p>
          </table:table-cell>
          <table:table-cell table:style-name="Таблица2.B2" office:value-type="float" office:value="18.98">
            <text:p text:style-name="P11">18,98</text:p>
          </table:table-cell>
          <table:table-cell table:style-name="Таблица2.C2" office:value-type="float" office:value="1.898">
            <text:p text:style-name="P11">1,898</text:p>
          </table:table-cell>
          <table:table-cell table:style-name="Таблица2.D2" office:value-type="float" office:value="9.31507264696126">
            <text:p text:style-name="P11">9,315073</text:p>
          </table:table-cell>
          <table:table-cell table:style-name="Таблица2.E2" office:value-type="float" office:value="0.134461064023364">
            <text:p text:style-name="P11">0,134461</text:p>
          </table:table-cell>
        </table:table-row>
        <table:table-row>
          <table:table-cell table:style-name="Таблица2.A2" office:value-type="string">
            <text:p text:style-name="P7">Среднее</text:p>
          </table:table-cell>
          <table:table-cell table:style-name="Таблица2.B2" office:value-type="float" office:value="18.848">
            <text:p text:style-name="P11">18,85</text:p>
          </table:table-cell>
          <table:table-cell table:style-name="Таблица2.C2" office:value-type="float" office:value="1.8848">
            <text:p text:style-name="P11">1,885</text:p>
          </table:table-cell>
          <table:table-cell table:style-name="Таблица2.D2" office:value-type="float" office:value="9.44953371098462">
            <text:p text:style-name="P11">9,449534</text:p>
          </table:table-cell>
          <table:table-cell table:style-name="Таблица2.E2" office:value-type="float" office:value="0.178989638722816">
            <text:p text:style-name="P11">0,178990</text:p>
          </table:table-cell>
        </table:table-row>
        <table:table-row>
          <table:table-cell table:style-name="Таблица2.A2" office:value-type="string">
            <text:p text:style-name="P7">Округленное среднее</text:p>
          </table:table-cell>
          <table:table-cell table:style-name="Таблица2.B2" office:value-type="float" office:value="18.85">
            <text:p text:style-name="P11">18,85</text:p>
          </table:table-cell>
          <table:table-cell table:style-name="Таблица2.B2" office:value-type="float" office:value="1.88">
            <text:p text:style-name="P11">1,88</text:p>
          </table:table-cell>
          <table:table-cell table:style-name="Таблица2.B2" office:value-type="float" office:value="9.45">
            <text:p text:style-name="P11">9,45</text:p>
          </table:table-cell>
          <table:table-cell table:style-name="Таблица2.E13" office:value-type="float" office:value="0.18">
            <text:p text:style-name="P11">0,18</text:p>
          </table:table-cell>
        </table:table-row>
      </table:table>
      <text:p text:style-name="P13"/>
      <text:p text:style-name="P18">Анализ результата эксперимента с установкой 1</text:p>
      <text:p text:style-name="P22">g<text:span text:style-name="T10">эксп</text:span> = (9,<text:span text:style-name="T33">4</text:span>5 ± <text:span text:style-name="T33">0,18</text:span>) м/с<text:span text:style-name="T25">2</text:span> <text:s/>не соответствует табличному значению g <text:s/>= (9,81 ± 0,02) м/с<text:span text:style-name="T25">2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><text:soft-page-break/><text:span text:style-name="T7">Таблица </text:span><text:span text:style-name="T8">2</text:span><text:span text:style-name="T7">: Эксперимент с L = 0,86</text:span></text:p>
      <table:table table:name="Таблица3" table:style-name="Таблица3">
        <table:table-column table:style-name="Таблица3.A" table:number-columns-repeated="5"/>
        <table:table-header-rows>
          <table:table-row>
            <table:table-cell table:style-name="Таблица3.A1" office:value-type="string">
              <text:p text:style-name="P10"><text:s/><text:span text:style-name="T5">№</text:span></text:p>
            </table:table-cell>
            <table:table-cell table:style-name="Таблица3.A1" office:value-type="string">
              <text:p text:style-name="P8">t<text:span text:style-name="T10">i</text:span><text:span text:style-name="T15">, с</text:span></text:p>
            </table:table-cell>
            <table:table-cell table:style-name="Таблица3.A1" office:value-type="string">
              <text:p text:style-name="P8">T<text:span text:style-name="T10">i</text:span><text:span text:style-name="T15">, с</text:span></text:p>
            </table:table-cell>
            <table:table-cell table:style-name="Таблица3.A1" office:value-type="string">
              <text:p text:style-name="P8">g<text:span text:style-name="T10">i</text:span>, м/с<text:span text:style-name="T25">2</text:span></text:p>
            </table:table-cell>
            <table:table-cell table:style-name="Таблица3.E1" office:value-type="string">
              <text:p text:style-name="P8"><text:span text:style-name="T29">|Δg</text:span><text:span text:style-name="T14">i</text:span><text:span text:style-name="T29">|</text:span>, м/с<text:span text:style-name="T25">2</text:span></text:p>
            </table:table-cell>
          </table:table-row>
        </table:table-header-rows>
        <table:table-row>
          <table:table-cell table:style-name="Таблица3.A2" office:value-type="string">
            <text:p text:style-name="P8">1</text:p>
          </table:table-cell>
          <table:table-cell table:style-name="Таблица3.B2" office:value-type="float" office:value="18.86">
            <text:p text:style-name="P11">18,86</text:p>
          </table:table-cell>
          <table:table-cell table:style-name="Таблица3.C2" office:value-type="float" office:value="1.886">
            <text:p text:style-name="P11">1,886</text:p>
          </table:table-cell>
          <table:table-cell table:style-name="Таблица3.D2" office:value-type="float" office:value="9.54497534991532">
            <text:p text:style-name="P11">9,544975</text:p>
          </table:table-cell>
          <table:table-cell table:style-name="Таблица3.E2" office:value-type="float" office:value="0.0983230015889856">
            <text:p text:style-name="P11">0,098323</text:p>
          </table:table-cell>
        </table:table-row>
        <table:table-row>
          <table:table-cell table:style-name="Таблица3.A2" office:value-type="string">
            <text:p text:style-name="P8">2</text:p>
          </table:table-cell>
          <table:table-cell table:style-name="Таблица3.B2" office:value-type="float" office:value="19.03">
            <text:p text:style-name="P11">19,03</text:p>
          </table:table-cell>
          <table:table-cell table:style-name="Таблица3.C2" office:value-type="float" office:value="1.903">
            <text:p text:style-name="P11">1,903</text:p>
          </table:table-cell>
          <table:table-cell table:style-name="Таблица3.D2" office:value-type="float" office:value="9.37520151403705">
            <text:p text:style-name="P11">9,375202</text:p>
          </table:table-cell>
          <table:table-cell table:style-name="Таблица3.E2" office:value-type="float" office:value="0.071450834289287">
            <text:p text:style-name="P11">0,071451</text:p>
          </table:table-cell>
        </table:table-row>
        <table:table-row>
          <table:table-cell table:style-name="Таблица3.A2" office:value-type="string">
            <text:p text:style-name="P8">3</text:p>
          </table:table-cell>
          <table:table-cell table:style-name="Таблица3.B2" office:value-type="float" office:value="18.83">
            <text:p text:style-name="P11">18,83</text:p>
          </table:table-cell>
          <table:table-cell table:style-name="Таблица3.C2" office:value-type="float" office:value="1.883">
            <text:p text:style-name="P11">1,883</text:p>
          </table:table-cell>
          <table:table-cell table:style-name="Таблица3.D2" office:value-type="float" office:value="9.57541373192838">
            <text:p text:style-name="P11">9,575414</text:p>
          </table:table-cell>
          <table:table-cell table:style-name="Таблица3.E2" office:value-type="float" office:value="0.128761383602043">
            <text:p text:style-name="P11">0,128761</text:p>
          </table:table-cell>
        </table:table-row>
        <table:table-row>
          <table:table-cell table:style-name="Таблица3.A2" office:value-type="string">
            <text:p text:style-name="P8">4</text:p>
          </table:table-cell>
          <table:table-cell table:style-name="Таблица3.B2" office:value-type="float" office:value="18.92">
            <text:p text:style-name="P11">18,92</text:p>
          </table:table-cell>
          <table:table-cell table:style-name="Таблица3.C2" office:value-type="float" office:value="1.892">
            <text:p text:style-name="P11">1,892</text:p>
          </table:table-cell>
          <table:table-cell table:style-name="Таблица3.D2" office:value-type="float" office:value="9.48453238620926">
            <text:p text:style-name="P11">9,484532</text:p>
          </table:table-cell>
          <table:table-cell table:style-name="Таблица3.E2" office:value-type="float" office:value="0.0378800378829247">
            <text:p text:style-name="P11">0,037880</text:p>
          </table:table-cell>
        </table:table-row>
        <table:table-row>
          <table:table-cell table:style-name="Таблица3.A2" office:value-type="string">
            <text:p text:style-name="P8">5</text:p>
          </table:table-cell>
          <table:table-cell table:style-name="Таблица3.B2" office:value-type="float" office:value="19.03">
            <text:p text:style-name="P11">19,03</text:p>
          </table:table-cell>
          <table:table-cell table:style-name="Таблица3.C2" office:value-type="float" office:value="1.903">
            <text:p text:style-name="P11">1,903</text:p>
          </table:table-cell>
          <table:table-cell table:style-name="Таблица3.D2" office:value-type="float" office:value="9.37520151403705">
            <text:p text:style-name="P11">9,375202</text:p>
          </table:table-cell>
          <table:table-cell table:style-name="Таблица3.E2" office:value-type="float" office:value="0.071450834289287">
            <text:p text:style-name="P11">0,071451</text:p>
          </table:table-cell>
        </table:table-row>
        <table:table-row>
          <table:table-cell table:style-name="Таблица3.A2" office:value-type="string">
            <text:p text:style-name="P8">6</text:p>
          </table:table-cell>
          <table:table-cell table:style-name="Таблица3.B2" office:value-type="float" office:value="18.9">
            <text:p text:style-name="P11">18,9</text:p>
          </table:table-cell>
          <table:table-cell table:style-name="Таблица3.C2" office:value-type="float" office:value="1.89">
            <text:p text:style-name="P11">1,890</text:p>
          </table:table-cell>
          <table:table-cell table:style-name="Таблица3.D2" office:value-type="float" office:value="9.50461609130411">
            <text:p text:style-name="P11">9,504616</text:p>
          </table:table-cell>
          <table:table-cell table:style-name="Таблица3.E2" office:value-type="float" office:value="0.0579637429777709">
            <text:p text:style-name="P11">0,057964</text:p>
          </table:table-cell>
        </table:table-row>
        <table:table-row>
          <table:table-cell table:style-name="Таблица3.A2" office:value-type="string">
            <text:p text:style-name="P8">7</text:p>
          </table:table-cell>
          <table:table-cell table:style-name="Таблица3.B2" office:value-type="float" office:value="19.14">
            <text:p text:style-name="P11">19,14</text:p>
          </table:table-cell>
          <table:table-cell table:style-name="Таблица3.C2" office:value-type="float" office:value="1.914">
            <text:p text:style-name="P11">1,914</text:p>
          </table:table-cell>
          <table:table-cell table:style-name="Таблица3.D2" office:value-type="float" office:value="9.26775023495887">
            <text:p text:style-name="P11">9,267750</text:p>
          </table:table-cell>
          <table:table-cell table:style-name="Таблица3.E2" office:value-type="float" office:value="0.178902113367464">
            <text:p text:style-name="P11">0,178902</text:p>
          </table:table-cell>
        </table:table-row>
        <table:table-row>
          <table:table-cell table:style-name="Таблица3.A2" office:value-type="string">
            <text:p text:style-name="P8">8</text:p>
          </table:table-cell>
          <table:table-cell table:style-name="Таблица3.B2" office:value-type="float" office:value="18.77">
            <text:p text:style-name="P11">18,77</text:p>
          </table:table-cell>
          <table:table-cell table:style-name="Таблица3.C2" office:value-type="float" office:value="1.877">
            <text:p text:style-name="P11">1,877</text:p>
          </table:table-cell>
          <table:table-cell table:style-name="Таблица3.D2" office:value-type="float" office:value="9.63672892469944">
            <text:p text:style-name="P11">9,636729</text:p>
          </table:table-cell>
          <table:table-cell table:style-name="Таблица3.E2" office:value-type="float" office:value="0.1900765763731">
            <text:p text:style-name="P11">0,190077</text:p>
          </table:table-cell>
        </table:table-row>
        <table:table-row>
          <table:table-cell table:style-name="Таблица3.A2" office:value-type="string">
            <text:p text:style-name="P8">9</text:p>
          </table:table-cell>
          <table:table-cell table:style-name="Таблица3.B2" office:value-type="float" office:value="19.13">
            <text:p text:style-name="P11">19,13</text:p>
          </table:table-cell>
          <table:table-cell table:style-name="Таблица3.C2" office:value-type="float" office:value="1.913">
            <text:p text:style-name="P11">1,913</text:p>
          </table:table-cell>
          <table:table-cell table:style-name="Таблица3.D2" office:value-type="float" office:value="9.27744199924838">
            <text:p text:style-name="P11">9,277442</text:p>
          </table:table-cell>
          <table:table-cell table:style-name="Таблица3.E2" office:value-type="float" office:value="0.169210349077954">
            <text:p text:style-name="P11">0,169210</text:p>
          </table:table-cell>
        </table:table-row>
        <table:table-row>
          <table:table-cell table:style-name="Таблица3.A2" office:value-type="string">
            <text:p text:style-name="P8">10</text:p>
          </table:table-cell>
          <table:table-cell table:style-name="Таблица3.B2" office:value-type="float" office:value="18.98">
            <text:p text:style-name="P11">18,98</text:p>
          </table:table-cell>
          <table:table-cell table:style-name="Таблица3.C2" office:value-type="float" office:value="1.898">
            <text:p text:style-name="P11">1,898</text:p>
          </table:table-cell>
          <table:table-cell table:style-name="Таблица3.D2" office:value-type="float" office:value="9.42466173692551">
            <text:p text:style-name="P11">9,424662</text:p>
          </table:table-cell>
          <table:table-cell table:style-name="Таблица3.E2" office:value-type="float" office:value="0.0219906114008293">
            <text:p text:style-name="P11">0,021991</text:p>
          </table:table-cell>
        </table:table-row>
        <table:table-row>
          <table:table-cell table:style-name="Таблица3.A2" office:value-type="string">
            <text:p text:style-name="P8">Среднее</text:p>
          </table:table-cell>
          <table:table-cell table:style-name="Таблица3.B2" office:value-type="float" office:value="18.959">
            <text:p text:style-name="P11">18,96</text:p>
          </table:table-cell>
          <table:table-cell table:style-name="Таблица3.C2" office:value-type="float" office:value="1.8959">
            <text:p text:style-name="P11">1,896</text:p>
          </table:table-cell>
          <table:table-cell table:style-name="Таблица3.B2" office:value-type="float" office:value="9.44665234832634">
            <text:p text:style-name="P11">9,45</text:p>
          </table:table-cell>
          <table:table-cell table:style-name="Таблица3.E12" office:value-type="float" office:value="0.102600948484965">
            <text:p text:style-name="P11">0,1</text:p>
          </table:table-cell>
        </table:table-row>
        <table:table-row>
          <table:table-cell table:style-name="Таблица3.A2" office:value-type="string">
            <text:p text:style-name="P8">Округленное среднее</text:p>
          </table:table-cell>
          <table:table-cell table:style-name="Таблица3.B2" office:value-type="float" office:value="18.96">
            <text:p text:style-name="P11">18,96</text:p>
          </table:table-cell>
          <table:table-cell table:style-name="Таблица3.B2" office:value-type="float" office:value="1.9">
            <text:p text:style-name="P11">1,9</text:p>
          </table:table-cell>
          <table:table-cell table:style-name="Таблица3.B2" office:value-type="float" office:value="9.45">
            <text:p text:style-name="P11">9,45</text:p>
          </table:table-cell>
          <table:table-cell table:style-name="Таблица3.E12" office:value-type="float" office:value="0.1">
            <text:p text:style-name="P11">0,1</text:p>
          </table:table-cell>
        </table:table-row>
      </table:table>
      <text:p text:style-name="P14"/>
      <text:p text:style-name="P19">Анализ результата эксперимента с установкой <text:span text:style-name="T34">2</text:span></text:p>
      <text:p text:style-name="P25"><text:span text:style-name="T5">g</text:span><text:span text:style-name="T11">эксп</text:span><text:span text:style-name="T5"> = (9,</text:span><text:span text:style-name="T33">4</text:span><text:span text:style-name="T5">5 ± </text:span><text:span text:style-name="T33">0,1</text:span><text:span text:style-name="T5">) м/с</text:span><text:span text:style-name="T26">2</text:span><text:span text:style-name="T5"> <text:s/>не соответствует табличному значению g <text:s/>= (9,81 ± 0,02) м/с</text:span><text:span text:style-name="T26">2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><text:soft-page-break/><text:span text:style-name="T7">Таблица 3: Эксперимент с L = 0,</text:span><text:span text:style-name="T8">9</text:span><text:span text:style-name="T9">1</text:span></text:p>
      <table:table table:name="Таблица4" table:style-name="Таблица4">
        <table:table-column table:style-name="Таблица4.A" table:number-columns-repeated="5"/>
        <table:table-header-rows>
          <table:table-row>
            <table:table-cell table:style-name="Таблица4.A1" office:value-type="string">
              <text:p text:style-name="P10"><text:s/><text:span text:style-name="T5">№</text:span></text:p>
            </table:table-cell>
            <table:table-cell table:style-name="Таблица4.A1" office:value-type="string">
              <text:p text:style-name="P8">t<text:span text:style-name="T10">i</text:span><text:span text:style-name="T15">, с</text:span></text:p>
            </table:table-cell>
            <table:table-cell table:style-name="Таблица4.A1" office:value-type="string">
              <text:p text:style-name="P8">T<text:span text:style-name="T10">i</text:span><text:span text:style-name="T15">, с</text:span></text:p>
            </table:table-cell>
            <table:table-cell table:style-name="Таблица4.A1" office:value-type="string">
              <text:p text:style-name="P8">g<text:span text:style-name="T10">i</text:span>, м/с<text:span text:style-name="T25">2</text:span></text:p>
            </table:table-cell>
            <table:table-cell table:style-name="Таблица4.E1" office:value-type="string">
              <text:p text:style-name="P8"><text:span text:style-name="T29">|Δg</text:span><text:span text:style-name="T14">i</text:span><text:span text:style-name="T29">|</text:span>, м/с<text:span text:style-name="T25">2</text:span></text:p>
            </table:table-cell>
          </table:table-row>
        </table:table-header-rows>
        <table:table-row>
          <table:table-cell table:style-name="Таблица4.A2" office:value-type="string">
            <text:p text:style-name="P8">1</text:p>
          </table:table-cell>
          <table:table-cell table:style-name="Таблица4.B2" office:value-type="float" office:value="19.44">
            <text:p text:style-name="P11">19,44</text:p>
          </table:table-cell>
          <table:table-cell table:style-name="Таблица4.C2" office:value-type="float" office:value="1.944">
            <text:p text:style-name="P11">1,944</text:p>
          </table:table-cell>
          <table:table-cell table:style-name="Таблица4.D2" office:value-type="float" office:value="9.50623635136848">
            <text:p text:style-name="P11">9,506236</text:p>
          </table:table-cell>
          <table:table-cell table:style-name="Таблица4.E2" office:value-type="float" office:value="0.177677833203617">
            <text:p text:style-name="P11">0,177678</text:p>
          </table:table-cell>
        </table:table-row>
        <table:table-row>
          <table:table-cell table:style-name="Таблица4.A2" office:value-type="string">
            <text:p text:style-name="P8">2</text:p>
          </table:table-cell>
          <table:table-cell table:style-name="Таблица4.B2" office:value-type="float" office:value="19.32">
            <text:p text:style-name="P11">19,32</text:p>
          </table:table-cell>
          <table:table-cell table:style-name="Таблица4.C2" office:value-type="float" office:value="1.932">
            <text:p text:style-name="P11">1,932</text:p>
          </table:table-cell>
          <table:table-cell table:style-name="Таблица4.D2" office:value-type="float" office:value="9.62469298272884">
            <text:p text:style-name="P11">9,624693</text:p>
          </table:table-cell>
          <table:table-cell table:style-name="Таблица4.E2" office:value-type="float" office:value="0.0592212018432505">
            <text:p text:style-name="P11">0,059221</text:p>
          </table:table-cell>
        </table:table-row>
        <table:table-row>
          <table:table-cell table:style-name="Таблица4.A2" office:value-type="string">
            <text:p text:style-name="P8">3</text:p>
          </table:table-cell>
          <table:table-cell table:style-name="Таблица4.B2" office:value-type="float" office:value="19.09">
            <text:p text:style-name="P11">19,09</text:p>
          </table:table-cell>
          <table:table-cell table:style-name="Таблица4.C2" office:value-type="float" office:value="1.909">
            <text:p text:style-name="P11">1,909</text:p>
          </table:table-cell>
          <table:table-cell table:style-name="Таблица4.D2" office:value-type="float" office:value="9.85801040588398">
            <text:p text:style-name="P11">9,858010</text:p>
          </table:table-cell>
          <table:table-cell table:style-name="Таблица4.E2" office:value-type="float" office:value="0.174096221311883">
            <text:p text:style-name="P11">0,174096</text:p>
          </table:table-cell>
        </table:table-row>
        <table:table-row>
          <table:table-cell table:style-name="Таблица4.A2" office:value-type="string">
            <text:p text:style-name="P8">4</text:p>
          </table:table-cell>
          <table:table-cell table:style-name="Таблица4.B2" office:value-type="float" office:value="19.03">
            <text:p text:style-name="P11">19,03</text:p>
          </table:table-cell>
          <table:table-cell table:style-name="Таблица4.C2" office:value-type="float" office:value="1.903">
            <text:p text:style-name="P11">1,903</text:p>
          </table:table-cell>
          <table:table-cell table:style-name="Таблица4.D2" office:value-type="float" office:value="9.92027136950432">
            <text:p text:style-name="P11">9,920271</text:p>
          </table:table-cell>
          <table:table-cell table:style-name="Таблица4.E2" office:value-type="float" office:value="0.236357184932226">
            <text:p text:style-name="P11">0,236357</text:p>
          </table:table-cell>
        </table:table-row>
        <table:table-row>
          <table:table-cell table:style-name="Таблица4.A2" office:value-type="string">
            <text:p text:style-name="P8">5</text:p>
          </table:table-cell>
          <table:table-cell table:style-name="Таблица4.B2" office:value-type="float" office:value="19.29">
            <text:p text:style-name="P11">19,29</text:p>
          </table:table-cell>
          <table:table-cell table:style-name="Таблица4.C2" office:value-type="float" office:value="1.929">
            <text:p text:style-name="P11">1,929</text:p>
          </table:table-cell>
          <table:table-cell table:style-name="Таблица4.D2" office:value-type="float" office:value="9.65465309841124">
            <text:p text:style-name="P11">9,654653</text:p>
          </table:table-cell>
          <table:table-cell table:style-name="Таблица4.E2" office:value-type="float" office:value="0.0292610861608491">
            <text:p text:style-name="P11">0,029261</text:p>
          </table:table-cell>
        </table:table-row>
        <table:table-row>
          <table:table-cell table:style-name="Таблица4.A2" office:value-type="string">
            <text:p text:style-name="P8">6</text:p>
          </table:table-cell>
          <table:table-cell table:style-name="Таблица4.B2" office:value-type="float" office:value="19.27">
            <text:p text:style-name="P11">19,27</text:p>
          </table:table-cell>
          <table:table-cell table:style-name="Таблица4.C2" office:value-type="float" office:value="1.927">
            <text:p text:style-name="P11">1,927</text:p>
          </table:table-cell>
          <table:table-cell table:style-name="Таблица4.D2" office:value-type="float" office:value="9.6747042936312">
            <text:p text:style-name="P11">9,674704</text:p>
          </table:table-cell>
          <table:table-cell table:style-name="Таблица4.E2" office:value-type="float" office:value="0.00920989094089109">
            <text:p text:style-name="P11">0,009210</text:p>
          </table:table-cell>
        </table:table-row>
        <table:table-row>
          <table:table-cell table:style-name="Таблица4.A2" office:value-type="string">
            <text:p text:style-name="P8">7</text:p>
          </table:table-cell>
          <table:table-cell table:style-name="Таблица4.B2" office:value-type="float" office:value="19.39">
            <text:p text:style-name="P11">19,39</text:p>
          </table:table-cell>
          <table:table-cell table:style-name="Таблица4.C2" office:value-type="float" office:value="1.939">
            <text:p text:style-name="P11">1,939</text:p>
          </table:table-cell>
          <table:table-cell table:style-name="Таблица4.D2" office:value-type="float" office:value="9.55532605211005">
            <text:p text:style-name="P11">9,555326</text:p>
          </table:table-cell>
          <table:table-cell table:style-name="Таблица4.E2" office:value-type="float" office:value="0.12858813246204">
            <text:p text:style-name="P11">0,128588</text:p>
          </table:table-cell>
        </table:table-row>
        <table:table-row>
          <table:table-cell table:style-name="Таблица4.A2" office:value-type="string">
            <text:p text:style-name="P8">8</text:p>
          </table:table-cell>
          <table:table-cell table:style-name="Таблица4.B2" office:value-type="float" office:value="19.32">
            <text:p text:style-name="P11">19,32</text:p>
          </table:table-cell>
          <table:table-cell table:style-name="Таблица4.C2" office:value-type="float" office:value="1.932">
            <text:p text:style-name="P11">1,932</text:p>
          </table:table-cell>
          <table:table-cell table:style-name="Таблица4.D2" office:value-type="float" office:value="9.62469298272884">
            <text:p text:style-name="P11">9,624693</text:p>
          </table:table-cell>
          <table:table-cell table:style-name="Таблица4.E2" office:value-type="float" office:value="0.0592212018432505">
            <text:p text:style-name="P11">0,059221</text:p>
          </table:table-cell>
        </table:table-row>
        <table:table-row>
          <table:table-cell table:style-name="Таблица4.A2" office:value-type="string">
            <text:p text:style-name="P8">9</text:p>
          </table:table-cell>
          <table:table-cell table:style-name="Таблица4.B2" office:value-type="float" office:value="19.17">
            <text:p text:style-name="P11">19,17</text:p>
          </table:table-cell>
          <table:table-cell table:style-name="Таблица4.C2" office:value-type="float" office:value="1.917">
            <text:p text:style-name="P11">1,917</text:p>
          </table:table-cell>
          <table:table-cell table:style-name="Таблица4.D2" office:value-type="float" office:value="9.77590344088359">
            <text:p text:style-name="P11">9,775903</text:p>
          </table:table-cell>
          <table:table-cell table:style-name="Таблица4.E2" office:value-type="float" office:value="0.0919892563114964">
            <text:p text:style-name="P11">0,091989</text:p>
          </table:table-cell>
        </table:table-row>
        <table:table-row>
          <table:table-cell table:style-name="Таблица4.A2" office:value-type="string">
            <text:p text:style-name="P8">10</text:p>
          </table:table-cell>
          <table:table-cell table:style-name="Таблица4.B2" office:value-type="float" office:value="19.3">
            <text:p text:style-name="P11">19,3</text:p>
          </table:table-cell>
          <table:table-cell table:style-name="Таблица4.C2" office:value-type="float" office:value="1.93">
            <text:p text:style-name="P11">1,930</text:p>
          </table:table-cell>
          <table:table-cell table:style-name="Таблица4.D2" office:value-type="float" office:value="9.64465086847036">
            <text:p text:style-name="P11">9,644651</text:p>
          </table:table-cell>
          <table:table-cell table:style-name="Таблица4.E2" office:value-type="float" office:value="0.0392633161017297">
            <text:p text:style-name="P11">0,039263</text:p>
          </table:table-cell>
        </table:table-row>
        <table:table-row>
          <table:table-cell table:style-name="Таблица4.A2" office:value-type="string">
            <text:p text:style-name="P8">Среднее</text:p>
          </table:table-cell>
          <table:table-cell table:style-name="Таблица4.B2" office:value-type="float" office:value="19.262">
            <text:p text:style-name="P11">19,26</text:p>
          </table:table-cell>
          <table:table-cell table:style-name="Таблица4.C2" office:value-type="float" office:value="1.9262">
            <text:p text:style-name="P11">1,926</text:p>
          </table:table-cell>
          <table:table-cell table:style-name="Таблица4.D2" office:value-type="float" office:value="9.68391418457209">
            <text:p text:style-name="P11">9,683914</text:p>
          </table:table-cell>
          <table:table-cell table:style-name="Таблица4.E2" office:value-type="float" office:value="0.100488532511123">
            <text:p text:style-name="P11">0,100489</text:p>
          </table:table-cell>
        </table:table-row>
        <table:table-row>
          <table:table-cell table:style-name="Таблица4.A2" office:value-type="string">
            <text:p text:style-name="P8">Округленное среднее</text:p>
          </table:table-cell>
          <table:table-cell table:style-name="Таблица4.B2" office:value-type="float" office:value="19.26">
            <text:p text:style-name="P11">19,26</text:p>
          </table:table-cell>
          <table:table-cell table:style-name="Таблица4.B2" office:value-type="float" office:value="1.93">
            <text:p text:style-name="P11">1,93</text:p>
          </table:table-cell>
          <table:table-cell table:style-name="Таблица4.B2" office:value-type="float" office:value="9.68">
            <text:p text:style-name="P11">9,68</text:p>
          </table:table-cell>
          <table:table-cell table:style-name="Таблица4.E13" office:value-type="float" office:value="0.1">
            <text:p text:style-name="P11">0,1</text:p>
          </table:table-cell>
        </table:table-row>
      </table:table>
      <text:p text:style-name="P14"/>
      <text:p text:style-name="P19">Анализ результата эксперимента с установкой <text:span text:style-name="T34">3</text:span></text:p>
      <text:p text:style-name="P23">g<text:span text:style-name="T10">эксп</text:span> = (9,<text:span text:style-name="T34">68</text:span> ± <text:span text:style-name="T33">0,1</text:span>) м/с<text:span text:style-name="T25">2</text:span> <text:s/>не соответствует табличному значению g <text:s/>= (9,81 ± 0,02) м/с<text:span text:style-name="T25">2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4"><text:soft-page-break/><text:span text:style-name="T7">Таблица </text:span><text:span text:style-name="T8">4</text:span><text:span text:style-name="T7">: Эксперимент с L = 0,8</text:span><text:span text:style-name="T8">8</text:span></text:p>
      <table:table table:name="Таблица5" table:style-name="Таблица5">
        <table:table-column table:style-name="Таблица5.A" table:number-columns-repeated="5"/>
        <table:table-header-rows>
          <table:table-row>
            <table:table-cell table:style-name="Таблица5.A1" office:value-type="string">
              <text:p text:style-name="P10"><text:s/><text:span text:style-name="T5">№</text:span></text:p>
            </table:table-cell>
            <table:table-cell table:style-name="Таблица5.A1" office:value-type="string">
              <text:p text:style-name="P8">t<text:span text:style-name="T10">i</text:span><text:span text:style-name="T15">, с</text:span></text:p>
            </table:table-cell>
            <table:table-cell table:style-name="Таблица5.A1" office:value-type="string">
              <text:p text:style-name="P8">T<text:span text:style-name="T10">i</text:span><text:span text:style-name="T15">, с</text:span></text:p>
            </table:table-cell>
            <table:table-cell table:style-name="Таблица5.A1" office:value-type="string">
              <text:p text:style-name="P8">g<text:span text:style-name="T10">i</text:span>, м/с<text:span text:style-name="T25">2</text:span></text:p>
            </table:table-cell>
            <table:table-cell table:style-name="Таблица5.E1" office:value-type="string">
              <text:p text:style-name="P8"><text:span text:style-name="T29">|Δg</text:span><text:span text:style-name="T14">i</text:span><text:span text:style-name="T29">|</text:span>, м/с<text:span text:style-name="T25">2</text:span></text:p>
            </table:table-cell>
          </table:table-row>
        </table:table-header-rows>
        <table:table-row>
          <table:table-cell table:style-name="Таблица5.A2" office:value-type="string">
            <text:p text:style-name="P8">1</text:p>
          </table:table-cell>
          <table:table-cell table:style-name="Таблица5.B2" office:value-type="float" office:value="18.85">
            <text:p text:style-name="P11">18,85</text:p>
          </table:table-cell>
          <table:table-cell table:style-name="Таблица5.C2" office:value-type="float" office:value="1.885">
            <text:p text:style-name="P11">1,885</text:p>
          </table:table-cell>
          <table:table-cell table:style-name="Таблица5.D2" office:value-type="float" office:value="9.77731708288513">
            <text:p text:style-name="P11">9,777317</text:p>
          </table:table-cell>
          <table:table-cell table:style-name="Таблица5.E2" office:value-type="float" office:value="0.0563753195405354">
            <text:p text:style-name="P11">0,056375</text:p>
          </table:table-cell>
        </table:table-row>
        <table:table-row>
          <table:table-cell table:style-name="Таблица5.A2" office:value-type="string">
            <text:p text:style-name="P8">2</text:p>
          </table:table-cell>
          <table:table-cell table:style-name="Таблица5.B2" office:value-type="float" office:value="18.99">
            <text:p text:style-name="P11">18,99</text:p>
          </table:table-cell>
          <table:table-cell table:style-name="Таблица5.C2" office:value-type="float" office:value="1.899">
            <text:p text:style-name="P11">1,899</text:p>
          </table:table-cell>
          <table:table-cell table:style-name="Таблица5.D2" office:value-type="float" office:value="9.63368583499216">
            <text:p text:style-name="P11">9,633686</text:p>
          </table:table-cell>
          <table:table-cell table:style-name="Таблица5.E2" office:value-type="float" office:value="0.0872559283524428">
            <text:p text:style-name="P11">0,087256</text:p>
          </table:table-cell>
        </table:table-row>
        <table:table-row>
          <table:table-cell table:style-name="Таблица5.A2" office:value-type="string">
            <text:p text:style-name="P8">3</text:p>
          </table:table-cell>
          <table:table-cell table:style-name="Таблица5.B2" office:value-type="float" office:value="18.94">
            <text:p text:style-name="P11">18,94</text:p>
          </table:table-cell>
          <table:table-cell table:style-name="Таблица5.C2" office:value-type="float" office:value="1.894">
            <text:p text:style-name="P11">1,894</text:p>
          </table:table-cell>
          <table:table-cell table:style-name="Таблица5.D2" office:value-type="float" office:value="9.68461720718529">
            <text:p text:style-name="P11">9,684617</text:p>
          </table:table-cell>
          <table:table-cell table:style-name="Таблица5.E2" office:value-type="float" office:value="0.0363245561593075">
            <text:p text:style-name="P11">0,036325</text:p>
          </table:table-cell>
        </table:table-row>
        <table:table-row>
          <table:table-cell table:style-name="Таблица5.A2" office:value-type="string">
            <text:p text:style-name="P8">4</text:p>
          </table:table-cell>
          <table:table-cell table:style-name="Таблица5.B2" office:value-type="float" office:value="18.81">
            <text:p text:style-name="P11">18,81</text:p>
          </table:table-cell>
          <table:table-cell table:style-name="Таблица5.C2" office:value-type="float" office:value="1.881">
            <text:p text:style-name="P11">1,881</text:p>
          </table:table-cell>
          <table:table-cell table:style-name="Таблица5.D2" office:value-type="float" office:value="9.81894478285034">
            <text:p text:style-name="P11">9,818945</text:p>
          </table:table-cell>
          <table:table-cell table:style-name="Таблица5.E2" office:value-type="float" office:value="0.0980030195057431">
            <text:p text:style-name="P11">0,098003</text:p>
          </table:table-cell>
        </table:table-row>
        <table:table-row>
          <table:table-cell table:style-name="Таблица5.A2" office:value-type="string">
            <text:p text:style-name="P8">5</text:p>
          </table:table-cell>
          <table:table-cell table:style-name="Таблица5.B2" office:value-type="float" office:value="18.93">
            <text:p text:style-name="P11">18,93</text:p>
          </table:table-cell>
          <table:table-cell table:style-name="Таблица5.C2" office:value-type="float" office:value="1.893">
            <text:p text:style-name="P11">1,893</text:p>
          </table:table-cell>
          <table:table-cell table:style-name="Таблица5.D2" office:value-type="float" office:value="9.69485194064002">
            <text:p text:style-name="P11">9,694852</text:p>
          </table:table-cell>
          <table:table-cell table:style-name="Таблица5.E2" office:value-type="float" office:value="0.0260898227045789">
            <text:p text:style-name="P11">0,026090</text:p>
          </table:table-cell>
        </table:table-row>
        <table:table-row>
          <table:table-cell table:style-name="Таблица5.A2" office:value-type="string">
            <text:p text:style-name="P8">6</text:p>
          </table:table-cell>
          <table:table-cell table:style-name="Таблица5.B2" office:value-type="float" office:value="18.82">
            <text:p text:style-name="P11">18,82</text:p>
          </table:table-cell>
          <table:table-cell table:style-name="Таблица5.C2" office:value-type="float" office:value="1.882">
            <text:p text:style-name="P11">1,882</text:p>
          </table:table-cell>
          <table:table-cell table:style-name="Таблица5.D2" office:value-type="float" office:value="9.80851296974033">
            <text:p text:style-name="P11">9,808513</text:p>
          </table:table-cell>
          <table:table-cell table:style-name="Таблица5.E2" office:value-type="float" office:value="0.0875712063957277">
            <text:p text:style-name="P11">0,087571</text:p>
          </table:table-cell>
        </table:table-row>
        <table:table-row>
          <table:table-cell table:style-name="Таблица5.A2" office:value-type="string">
            <text:p text:style-name="P8">7</text:p>
          </table:table-cell>
          <table:table-cell table:style-name="Таблица5.B2" office:value-type="float" office:value="18.97">
            <text:p text:style-name="P11">18,97</text:p>
          </table:table-cell>
          <table:table-cell table:style-name="Таблица5.C2" office:value-type="float" office:value="1.897">
            <text:p text:style-name="P11">1,897</text:p>
          </table:table-cell>
          <table:table-cell table:style-name="Таблица5.D2" office:value-type="float" office:value="9.65401006106375">
            <text:p text:style-name="P11">9,654010</text:p>
          </table:table-cell>
          <table:table-cell table:style-name="Таблица5.E2" office:value-type="float" office:value="0.0669317022808524">
            <text:p text:style-name="P11">0,066932</text:p>
          </table:table-cell>
        </table:table-row>
        <table:table-row>
          <table:table-cell table:style-name="Таблица5.A2" office:value-type="string">
            <text:p text:style-name="P8">8</text:p>
          </table:table-cell>
          <table:table-cell table:style-name="Таблица5.B2" office:value-type="float" office:value="18.99">
            <text:p text:style-name="P11">18,99</text:p>
          </table:table-cell>
          <table:table-cell table:style-name="Таблица5.C2" office:value-type="float" office:value="1.899">
            <text:p text:style-name="P11">1,899</text:p>
          </table:table-cell>
          <table:table-cell table:style-name="Таблица5.D2" office:value-type="float" office:value="9.63368583499216">
            <text:p text:style-name="P11">9,633686</text:p>
          </table:table-cell>
          <table:table-cell table:style-name="Таблица5.E2" office:value-type="float" office:value="0.0872559283524428">
            <text:p text:style-name="P11">0,087256</text:p>
          </table:table-cell>
        </table:table-row>
        <table:table-row>
          <table:table-cell table:style-name="Таблица5.A2" office:value-type="string">
            <text:p text:style-name="P8">9</text:p>
          </table:table-cell>
          <table:table-cell table:style-name="Таблица5.B2" office:value-type="float" office:value="18.8">
            <text:p text:style-name="P11">18,8</text:p>
          </table:table-cell>
          <table:table-cell table:style-name="Таблица5.C2" office:value-type="float" office:value="1.88">
            <text:p text:style-name="P11">1,880</text:p>
          </table:table-cell>
          <table:table-cell table:style-name="Таблица5.D2" office:value-type="float" office:value="9.8293932468975">
            <text:p text:style-name="P11">9,829393</text:p>
          </table:table-cell>
          <table:table-cell table:style-name="Таблица5.E2" office:value-type="float" office:value="0.108451483552903">
            <text:p text:style-name="P11">0,108451</text:p>
          </table:table-cell>
        </table:table-row>
        <table:table-row>
          <table:table-cell table:style-name="Таблица5.A2" office:value-type="string">
            <text:p text:style-name="P8">10</text:p>
          </table:table-cell>
          <table:table-cell table:style-name="Таблица5.B2" office:value-type="float" office:value="18.95">
            <text:p text:style-name="P11">18,95</text:p>
          </table:table-cell>
          <table:table-cell table:style-name="Таблица5.C2" office:value-type="float" office:value="1.895">
            <text:p text:style-name="P11">1,895</text:p>
          </table:table-cell>
          <table:table-cell table:style-name="Таблица5.D2" office:value-type="float" office:value="9.67439867219931">
            <text:p text:style-name="P11">9,674399</text:p>
          </table:table-cell>
          <table:table-cell table:style-name="Таблица5.E2" office:value-type="float" office:value="0.0465430911452849">
            <text:p text:style-name="P11">0,046543</text:p>
          </table:table-cell>
        </table:table-row>
        <table:table-row>
          <table:table-cell table:style-name="Таблица5.A2" office:value-type="string">
            <text:p text:style-name="P8">Среднее</text:p>
          </table:table-cell>
          <table:table-cell table:style-name="Таблица5.B2" office:value-type="float" office:value="18.905">
            <text:p text:style-name="P11">18,91</text:p>
          </table:table-cell>
          <table:table-cell table:style-name="Таблица5.C2" office:value-type="float" office:value="1.8905">
            <text:p text:style-name="P11">1,891</text:p>
          </table:table-cell>
          <table:table-cell table:style-name="Таблица5.D2" office:value-type="float" office:value="9.7209417633446">
            <text:p text:style-name="P11">9,720942</text:p>
          </table:table-cell>
          <table:table-cell table:style-name="Таблица5.E2" office:value-type="float" office:value="0.0700802057989819">
            <text:p text:style-name="P11">0,070080</text:p>
          </table:table-cell>
        </table:table-row>
        <table:table-row>
          <table:table-cell table:style-name="Таблица5.A2" office:value-type="string">
            <text:p text:style-name="P8">Округленное среднее</text:p>
          </table:table-cell>
          <table:table-cell table:style-name="Таблица5.B2" office:value-type="float" office:value="18.91">
            <text:p text:style-name="P11">18,91</text:p>
          </table:table-cell>
          <table:table-cell table:style-name="Таблица5.B2" office:value-type="float" office:value="1.89">
            <text:p text:style-name="P11">1,89</text:p>
          </table:table-cell>
          <table:table-cell table:style-name="Таблица5.B2" office:value-type="float" office:value="9.72">
            <text:p text:style-name="P11">9,72</text:p>
          </table:table-cell>
          <table:table-cell table:style-name="Таблица5.E13" office:value-type="float" office:value="0.07">
            <text:p text:style-name="P11">0,07</text:p>
          </table:table-cell>
        </table:table-row>
      </table:table>
      <text:p text:style-name="P14"/>
      <text:p text:style-name="P19">Анализ результата эксперимента с установкой <text:span text:style-name="T34">4</text:span></text:p>
      <text:p text:style-name="P23">g<text:span text:style-name="T10">эксп</text:span> = (9,<text:span text:style-name="T34">72</text:span> ± <text:span text:style-name="T33">0,</text:span><text:span text:style-name="T34">07</text:span>) м/с<text:span text:style-name="T25">2</text:span> <text:s/>не соответствует табличному значению g <text:s/>= (9,81 ± 0,02) м/с<text:span text:style-name="T25">2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span text:style-name="T7">Таблица </text:span><text:span text:style-name="T8">5</text:span><text:span text:style-name="T7">: Эксперимент с L = 0,</text:span><text:span text:style-name="T9">9</text:span></text:p>
      <table:table table:name="Таблица6" table:style-name="Таблица6">
        <table:table-column table:style-name="Таблица6.A" table:number-columns-repeated="5"/>
        <table:table-header-rows>
          <table:table-row>
            <table:table-cell table:style-name="Таблица6.A1" office:value-type="string">
              <text:p text:style-name="P10"><text:s/><text:span text:style-name="T5">№</text:span></text:p>
            </table:table-cell>
            <table:table-cell table:style-name="Таблица6.A1" office:value-type="string">
              <text:p text:style-name="P8">t<text:span text:style-name="T10">i</text:span><text:span text:style-name="T15">, с</text:span></text:p>
            </table:table-cell>
            <table:table-cell table:style-name="Таблица6.A1" office:value-type="string">
              <text:p text:style-name="P8">T<text:span text:style-name="T10">i</text:span><text:span text:style-name="T15">, с</text:span></text:p>
            </table:table-cell>
            <table:table-cell table:style-name="Таблица6.A1" office:value-type="string">
              <text:p text:style-name="P8">g<text:span text:style-name="T10">i</text:span>, м/с<text:span text:style-name="T25">2</text:span></text:p>
            </table:table-cell>
            <table:table-cell table:style-name="Таблица6.E1" office:value-type="string">
              <text:p text:style-name="P8"><text:span text:style-name="T29">|Δg</text:span><text:span text:style-name="T14">i</text:span><text:span text:style-name="T29">|</text:span>, м/с<text:span text:style-name="T25">2</text:span></text:p>
            </table:table-cell>
          </table:table-row>
        </table:table-header-rows>
        <table:table-row>
          <table:table-cell table:style-name="Таблица6.A2" office:value-type="string">
            <text:p text:style-name="P8">1</text:p>
          </table:table-cell>
          <table:table-cell table:style-name="Таблица6.B2" office:value-type="float" office:value="18.97">
            <text:p text:style-name="P11">18,97</text:p>
          </table:table-cell>
          <table:table-cell table:style-name="Таблица6.C2" office:value-type="float" office:value="1.897">
            <text:p text:style-name="P11">1,897</text:p>
          </table:table-cell>
          <table:table-cell table:style-name="Таблица6.D2" office:value-type="float" office:value="9.87341938063338">
            <text:p text:style-name="P11">9,873419</text:p>
          </table:table-cell>
          <table:table-cell table:style-name="Таблица6.E2" office:value-type="float" office:value="0.136156284740808">
            <text:p text:style-name="P11">0,136156</text:p>
          </table:table-cell>
        </table:table-row>
        <table:table-row>
          <table:table-cell table:style-name="Таблица6.A2" office:value-type="string">
            <text:p text:style-name="P8">2</text:p>
          </table:table-cell>
          <table:table-cell table:style-name="Таблица6.B2" office:value-type="float" office:value="19.02">
            <text:p text:style-name="P11">19,02</text:p>
          </table:table-cell>
          <table:table-cell table:style-name="Таблица6.C2" office:value-type="float" office:value="1.902">
            <text:p text:style-name="P11">1,902</text:p>
          </table:table-cell>
          <table:table-cell table:style-name="Таблица6.D2" office:value-type="float" office:value="9.82157689009679">
            <text:p text:style-name="P11">9,821577</text:p>
          </table:table-cell>
          <table:table-cell table:style-name="Таблица6.E2" office:value-type="float" office:value="0.0843137942042169">
            <text:p text:style-name="P11">0,084314</text:p>
          </table:table-cell>
        </table:table-row>
        <table:table-row>
          <table:table-cell table:style-name="Таблица6.A2" office:value-type="string">
            <text:p text:style-name="P8">3</text:p>
          </table:table-cell>
          <table:table-cell table:style-name="Таблица6.B2" office:value-type="float" office:value="19.03">
            <text:p text:style-name="P11">19,03</text:p>
          </table:table-cell>
          <table:table-cell table:style-name="Таблица6.C2" office:value-type="float" office:value="1.903">
            <text:p text:style-name="P11">1,903</text:p>
          </table:table-cell>
          <table:table-cell table:style-name="Таблица6.D2" office:value-type="float" office:value="9.81125739841086">
            <text:p text:style-name="P11">9,811257</text:p>
          </table:table-cell>
          <table:table-cell table:style-name="Таблица6.E2" office:value-type="float" office:value="0.0739943025182956">
            <text:p text:style-name="P11">0,073994</text:p>
          </table:table-cell>
        </table:table-row>
        <table:table-row>
          <table:table-cell table:style-name="Таблица6.A2" office:value-type="string">
            <text:p text:style-name="P8">4</text:p>
          </table:table-cell>
          <table:table-cell table:style-name="Таблица6.B2" office:value-type="float" office:value="19.27">
            <text:p text:style-name="P11">19,27</text:p>
          </table:table-cell>
          <table:table-cell table:style-name="Таблица6.C2" office:value-type="float" office:value="1.927">
            <text:p text:style-name="P11">1,927</text:p>
          </table:table-cell>
          <table:table-cell table:style-name="Таблица6.D2" office:value-type="float" office:value="9.56838886183306">
            <text:p text:style-name="P11">9,568389</text:p>
          </table:table-cell>
          <table:table-cell table:style-name="Таблица6.E2" office:value-type="float" office:value="0.168874234059512">
            <text:p text:style-name="P11">0,168874</text:p>
          </table:table-cell>
        </table:table-row>
        <table:table-row>
          <table:table-cell table:style-name="Таблица6.A2" office:value-type="string">
            <text:p text:style-name="P8">5</text:p>
          </table:table-cell>
          <table:table-cell table:style-name="Таблица6.B2" office:value-type="float" office:value="19.04">
            <text:p text:style-name="P11">19,04</text:p>
          </table:table-cell>
          <table:table-cell table:style-name="Таблица6.C2" office:value-type="float" office:value="1.904">
            <text:p text:style-name="P11">1,904</text:p>
          </table:table-cell>
          <table:table-cell table:style-name="Таблица6.D2" office:value-type="float" office:value="9.80095416215798">
            <text:p text:style-name="P11">9,800954</text:p>
          </table:table-cell>
          <table:table-cell table:style-name="Таблица6.E2" office:value-type="float" office:value="0.0636910662654078">
            <text:p text:style-name="P11">0,063691</text:p>
          </table:table-cell>
        </table:table-row>
        <table:table-row>
          <table:table-cell table:style-name="Таблица6.A2" office:value-type="string">
            <text:p text:style-name="P8">6</text:p>
          </table:table-cell>
          <table:table-cell table:style-name="Таблица6.B2" office:value-type="float" office:value="19.05">
            <text:p text:style-name="P11">19,05</text:p>
          </table:table-cell>
          <table:table-cell table:style-name="Таблица6.C2" office:value-type="float" office:value="1.905">
            <text:p text:style-name="P11">1,905</text:p>
          </table:table-cell>
          <table:table-cell table:style-name="Таблица6.D2" office:value-type="float" office:value="9.79066714721494">
            <text:p text:style-name="P11">9,790667</text:p>
          </table:table-cell>
          <table:table-cell table:style-name="Таблица6.E2" office:value-type="float" office:value="0.053404051322369">
            <text:p text:style-name="P11">0,053404</text:p>
          </table:table-cell>
        </table:table-row>
        <table:table-row>
          <table:table-cell table:style-name="Таблица6.A2" office:value-type="string">
            <text:p text:style-name="P8">7</text:p>
          </table:table-cell>
          <table:table-cell table:style-name="Таблица6.B2" office:value-type="float" office:value="19.2">
            <text:p text:style-name="P11">19,2</text:p>
          </table:table-cell>
          <table:table-cell table:style-name="Таблица6.C2" office:value-type="float" office:value="1.92">
            <text:p text:style-name="P11">1,920</text:p>
          </table:table-cell>
          <table:table-cell table:style-name="Таблица6.D2" office:value-type="float" office:value="9.63828554793883">
            <text:p text:style-name="P11">9,638286</text:p>
          </table:table-cell>
          <table:table-cell table:style-name="Таблица6.E2" office:value-type="float" office:value="0.0989775479537425">
            <text:p text:style-name="P11">0,098978</text:p>
          </table:table-cell>
        </table:table-row>
        <table:table-row>
          <table:table-cell table:style-name="Таблица6.A2" office:value-type="string">
            <text:p text:style-name="P8">8</text:p>
          </table:table-cell>
          <table:table-cell table:style-name="Таблица6.B2" office:value-type="float" office:value="19.07">
            <text:p text:style-name="P11">19,07</text:p>
          </table:table-cell>
          <table:table-cell table:style-name="Таблица6.C2" office:value-type="float" office:value="1.907">
            <text:p text:style-name="P11">1,907</text:p>
          </table:table-cell>
          <table:table-cell table:style-name="Таблица6.D2" office:value-type="float" office:value="9.77014164521286">
            <text:p text:style-name="P11">9,770142</text:p>
          </table:table-cell>
          <table:table-cell table:style-name="Таблица6.E2" office:value-type="float" office:value="0.0328785493202872">
            <text:p text:style-name="P11">0,032879</text:p>
          </table:table-cell>
        </table:table-row>
        <table:table-row>
          <table:table-cell table:style-name="Таблица6.A2" office:value-type="string">
            <text:p text:style-name="P8">9</text:p>
          </table:table-cell>
          <table:table-cell table:style-name="Таблица6.B2" office:value-type="float" office:value="19.1">
            <text:p text:style-name="P11">19,1</text:p>
          </table:table-cell>
          <table:table-cell table:style-name="Таблица6.C2" office:value-type="float" office:value="1.91">
            <text:p text:style-name="P11">1,910</text:p>
          </table:table-cell>
          <table:table-cell table:style-name="Таблица6.D2" office:value-type="float" office:value="9.73947420408478">
            <text:p text:style-name="P11">9,739474</text:p>
          </table:table-cell>
          <table:table-cell table:style-name="Таблица6.E2" office:value-type="float" office:value="0.0022111081922116">
            <text:p text:style-name="P11">0,002211</text:p>
          </table:table-cell>
        </table:table-row>
        <table:table-row>
          <table:table-cell table:style-name="Таблица6.A2" office:value-type="string">
            <text:p text:style-name="P8">10</text:p>
          </table:table-cell>
          <table:table-cell table:style-name="Таблица6.B2" office:value-type="float" office:value="19.28">
            <text:p text:style-name="P11">19,28</text:p>
          </table:table-cell>
          <table:table-cell table:style-name="Таблица6.C2" office:value-type="float" office:value="1.928">
            <text:p text:style-name="P11">1,928</text:p>
          </table:table-cell>
          <table:table-cell table:style-name="Таблица6.D2" office:value-type="float" office:value="9.5584657213422">
            <text:p text:style-name="P11">9,558466</text:p>
          </table:table-cell>
          <table:table-cell table:style-name="Таблица6.E2" office:value-type="float" office:value="0.178797374550369">
            <text:p text:style-name="P11">0,178797</text:p>
          </table:table-cell>
        </table:table-row>
        <table:table-row>
          <table:table-cell table:style-name="Таблица6.A2" office:value-type="string">
            <text:p text:style-name="P8">Среднее</text:p>
          </table:table-cell>
          <table:table-cell table:style-name="Таблица6.B2" office:value-type="float" office:value="19.103">
            <text:p text:style-name="P11">19,1</text:p>
          </table:table-cell>
          <table:table-cell table:style-name="Таблица6.C2" office:value-type="float" office:value="1.9103">
            <text:p text:style-name="P11">1,910</text:p>
          </table:table-cell>
          <table:table-cell table:style-name="Таблица6.D2" office:value-type="float" office:value="9.73726309589257">
            <text:p text:style-name="P11">9,737263</text:p>
          </table:table-cell>
          <table:table-cell table:style-name="Таблица6.E2" office:value-type="float" office:value="0.089329831312722">
            <text:p text:style-name="P11">0,089330</text:p>
          </table:table-cell>
        </table:table-row>
        <table:table-row>
          <table:table-cell table:style-name="Таблица6.A2" office:value-type="string">
            <text:p text:style-name="P8">Округленное среднее</text:p>
          </table:table-cell>
          <table:table-cell table:style-name="Таблица6.B2" office:value-type="float" office:value="19.1">
            <text:p text:style-name="P11">19,1</text:p>
          </table:table-cell>
          <table:table-cell table:style-name="Таблица6.B2" office:value-type="float" office:value="1.91">
            <text:p text:style-name="P11">1,91</text:p>
          </table:table-cell>
          <table:table-cell table:style-name="Таблица6.B2" office:value-type="float" office:value="9.74">
            <text:p text:style-name="P11">9,74</text:p>
          </table:table-cell>
          <table:table-cell table:style-name="Таблица6.E13" office:value-type="float" office:value="0.09">
            <text:p text:style-name="P11">0,09</text:p>
          </table:table-cell>
        </table:table-row>
      </table:table>
      <text:p text:style-name="P14"/>
      <text:p text:style-name="P19">Анализ результата эксперимента с установкой <text:span text:style-name="T34">5</text:span></text:p>
      <text:p text:style-name="P23">g<text:span text:style-name="T10">эксп</text:span> = (9,<text:span text:style-name="T34">74</text:span> ± <text:span text:style-name="T33">0,</text:span><text:span text:style-name="T34">09</text:span>) м/с<text:span text:style-name="T25">2</text:span> <text:s/>не соответствует табличному значению g <text:s/>= (9,81 ± 0,02) м/с<text:span text:style-name="T25">2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span text:style-name="T7">Таблица </text:span><text:span text:style-name="T8">6</text:span><text:span text:style-name="T7">: Эксперимент с L = 0,8</text:span><text:span text:style-name="T8">7</text:span></text:p>
      <table:table table:name="Таблица7" table:style-name="Таблица7">
        <table:table-column table:style-name="Таблица7.A" table:number-columns-repeated="5"/>
        <table:table-header-rows>
          <table:table-row>
            <table:table-cell table:style-name="Таблица7.A1" office:value-type="string">
              <text:p text:style-name="P10"><text:s/><text:span text:style-name="T5">№</text:span></text:p>
            </table:table-cell>
            <table:table-cell table:style-name="Таблица7.A1" office:value-type="string">
              <text:p text:style-name="P8">t<text:span text:style-name="T10">i</text:span><text:span text:style-name="T15">, с</text:span></text:p>
            </table:table-cell>
            <table:table-cell table:style-name="Таблица7.A1" office:value-type="string">
              <text:p text:style-name="P8">T<text:span text:style-name="T10">i</text:span><text:span text:style-name="T15">, с</text:span></text:p>
            </table:table-cell>
            <table:table-cell table:style-name="Таблица7.A1" office:value-type="string">
              <text:p text:style-name="P8">g<text:span text:style-name="T10">i</text:span>, м/с<text:span text:style-name="T25">2</text:span></text:p>
            </table:table-cell>
            <table:table-cell table:style-name="Таблица7.E1" office:value-type="string">
              <text:p text:style-name="P8"><text:span text:style-name="T29">|Δg</text:span><text:span text:style-name="T14">i</text:span><text:span text:style-name="T29">|</text:span>, м/с<text:span text:style-name="T25">2</text:span></text:p>
            </table:table-cell>
          </table:table-row>
        </table:table-header-rows>
        <table:table-row>
          <table:table-cell table:style-name="Таблица7.A2" office:value-type="string">
            <text:p text:style-name="P8">1</text:p>
          </table:table-cell>
          <table:table-cell table:style-name="Таблица7.B2" office:value-type="float" office:value="18.75">
            <text:p text:style-name="P11">18,75</text:p>
          </table:table-cell>
          <table:table-cell table:style-name="Таблица7.C2" office:value-type="float" office:value="1.875">
            <text:p text:style-name="P11">1,875</text:p>
          </table:table-cell>
          <table:table-cell table:style-name="Таблица7.D2" office:value-type="float" office:value="9.76959240982499">
            <text:p text:style-name="P11">9,769592</text:p>
          </table:table-cell>
          <table:table-cell table:style-name="Таблица7.E2" office:value-type="float" office:value="0.0784689572833965">
            <text:p text:style-name="P11">0,078469</text:p>
          </table:table-cell>
        </table:table-row>
        <table:table-row>
          <table:table-cell table:style-name="Таблица7.A2" office:value-type="string">
            <text:p text:style-name="P8">2</text:p>
          </table:table-cell>
          <table:table-cell table:style-name="Таблица7.B2" office:value-type="float" office:value="18.77">
            <text:p text:style-name="P11">18,77</text:p>
          </table:table-cell>
          <table:table-cell table:style-name="Таблица7.C2" office:value-type="float" office:value="1.877">
            <text:p text:style-name="P11">1,877</text:p>
          </table:table-cell>
          <table:table-cell table:style-name="Таблица7.D2" office:value-type="float" office:value="9.74878391219594">
            <text:p text:style-name="P11">9,748784</text:p>
          </table:table-cell>
          <table:table-cell table:style-name="Таблица7.E2" office:value-type="float" office:value="0.0576604596543504">
            <text:p text:style-name="P11">0,057660</text:p>
          </table:table-cell>
        </table:table-row>
        <table:table-row>
          <table:table-cell table:style-name="Таблица7.A2" office:value-type="string">
            <text:p text:style-name="P8">3</text:p>
          </table:table-cell>
          <table:table-cell table:style-name="Таблица7.B2" office:value-type="float" office:value="18.84">
            <text:p text:style-name="P11">18,84</text:p>
          </table:table-cell>
          <table:table-cell table:style-name="Таблица7.C2" office:value-type="float" office:value="1.884">
            <text:p text:style-name="P11">1,884</text:p>
          </table:table-cell>
          <table:table-cell table:style-name="Таблица7.D2" office:value-type="float" office:value="9.67647530094498">
            <text:p text:style-name="P11">9,676475</text:p>
          </table:table-cell>
          <table:table-cell table:style-name="Таблица7.E2" office:value-type="float" office:value="0.0146481515966084">
            <text:p text:style-name="P11">0,014648</text:p>
          </table:table-cell>
        </table:table-row>
        <table:table-row>
          <table:table-cell table:style-name="Таблица7.A2" office:value-type="string">
            <text:p text:style-name="P8">4</text:p>
          </table:table-cell>
          <table:table-cell table:style-name="Таблица7.B2" office:value-type="float" office:value="18.94">
            <text:p text:style-name="P11">18,94</text:p>
          </table:table-cell>
          <table:table-cell table:style-name="Таблица7.C2" office:value-type="float" office:value="1.894">
            <text:p text:style-name="P11">1,894</text:p>
          </table:table-cell>
          <table:table-cell table:style-name="Таблица7.D2" office:value-type="float" office:value="9.57456473892182">
            <text:p text:style-name="P11">9,574565</text:p>
          </table:table-cell>
          <table:table-cell table:style-name="Таблица7.E2" office:value-type="float" office:value="0.116558713619767">
            <text:p text:style-name="P11">0,116559</text:p>
          </table:table-cell>
        </table:table-row>
        <table:table-row>
          <table:table-cell table:style-name="Таблица7.A2" office:value-type="string">
            <text:p text:style-name="P8">5</text:p>
          </table:table-cell>
          <table:table-cell table:style-name="Таблица7.B2" office:value-type="float" office:value="18.84">
            <text:p text:style-name="P11">18,84</text:p>
          </table:table-cell>
          <table:table-cell table:style-name="Таблица7.C2" office:value-type="float" office:value="1.884">
            <text:p text:style-name="P11">1,884</text:p>
          </table:table-cell>
          <table:table-cell table:style-name="Таблица7.D2" office:value-type="float" office:value="9.67647530094498">
            <text:p text:style-name="P11">9,676475</text:p>
          </table:table-cell>
          <table:table-cell table:style-name="Таблица7.E2" office:value-type="float" office:value="0.0146481515966084">
            <text:p text:style-name="P11">0,014648</text:p>
          </table:table-cell>
        </table:table-row>
        <table:table-row>
          <table:table-cell table:style-name="Таблица7.A2" office:value-type="string">
            <text:p text:style-name="P8">6</text:p>
          </table:table-cell>
          <table:table-cell table:style-name="Таблица7.B2" office:value-type="float" office:value="18.77">
            <text:p text:style-name="P11">18,77</text:p>
          </table:table-cell>
          <table:table-cell table:style-name="Таблица7.C2" office:value-type="float" office:value="1.877">
            <text:p text:style-name="P11">1,877</text:p>
          </table:table-cell>
          <table:table-cell table:style-name="Таблица7.D2" office:value-type="float" office:value="9.74878391219594">
            <text:p text:style-name="P11">9,748784</text:p>
          </table:table-cell>
          <table:table-cell table:style-name="Таблица7.E2" office:value-type="float" office:value="0.0576604596543504">
            <text:p text:style-name="P11">0,057660</text:p>
          </table:table-cell>
        </table:table-row>
        <table:table-row>
          <table:table-cell table:style-name="Таблица7.A2" office:value-type="string">
            <text:p text:style-name="P8">7</text:p>
          </table:table-cell>
          <table:table-cell table:style-name="Таблица7.B2" office:value-type="float" office:value="18.85">
            <text:p text:style-name="P11">18,85</text:p>
          </table:table-cell>
          <table:table-cell table:style-name="Таблица7.C2" office:value-type="float" office:value="1.885">
            <text:p text:style-name="P11">1,885</text:p>
          </table:table-cell>
          <table:table-cell table:style-name="Таблица7.D2" office:value-type="float" office:value="9.66621120694326">
            <text:p text:style-name="P11">9,666211</text:p>
          </table:table-cell>
          <table:table-cell table:style-name="Таблица7.E2" office:value-type="float" office:value="0.0249122455983315">
            <text:p text:style-name="P11">0,024912</text:p>
          </table:table-cell>
        </table:table-row>
        <table:table-row>
          <table:table-cell table:style-name="Таблица7.A2" office:value-type="string">
            <text:p text:style-name="P8">8</text:p>
          </table:table-cell>
          <table:table-cell table:style-name="Таблица7.B2" office:value-type="float" office:value="18.87">
            <text:p text:style-name="P11">18,87</text:p>
          </table:table-cell>
          <table:table-cell table:style-name="Таблица7.C2" office:value-type="float" office:value="1.887">
            <text:p text:style-name="P11">1,887</text:p>
          </table:table-cell>
          <table:table-cell table:style-name="Таблица7.D2" office:value-type="float" office:value="9.64573195166296">
            <text:p text:style-name="P11">9,645732</text:p>
          </table:table-cell>
          <table:table-cell table:style-name="Таблица7.E2" office:value-type="float" office:value="0.0453915008786296">
            <text:p text:style-name="P11">0,045392</text:p>
          </table:table-cell>
        </table:table-row>
        <table:table-row>
          <table:table-cell table:style-name="Таблица7.A2" office:value-type="string">
            <text:p text:style-name="P8">9</text:p>
          </table:table-cell>
          <table:table-cell table:style-name="Таблица7.B2" office:value-type="float" office:value="18.85">
            <text:p text:style-name="P11">18,85</text:p>
          </table:table-cell>
          <table:table-cell table:style-name="Таблица7.C2" office:value-type="float" office:value="1.885">
            <text:p text:style-name="P11">1,885</text:p>
          </table:table-cell>
          <table:table-cell table:style-name="Таблица7.D2" office:value-type="float" office:value="9.66621120694326">
            <text:p text:style-name="P11">9,666211</text:p>
          </table:table-cell>
          <table:table-cell table:style-name="Таблица7.E2" office:value-type="float" office:value="0.0249122455983315">
            <text:p text:style-name="P11">0,024912</text:p>
          </table:table-cell>
        </table:table-row>
        <table:table-row>
          <table:table-cell table:style-name="Таблица7.A2" office:value-type="string">
            <text:p text:style-name="P8">10</text:p>
          </table:table-cell>
          <table:table-cell table:style-name="Таблица7.B2" office:value-type="float" office:value="18.78">
            <text:p text:style-name="P11">18,78</text:p>
          </table:table-cell>
          <table:table-cell table:style-name="Таблица7.C2" office:value-type="float" office:value="1.878">
            <text:p text:style-name="P11">1,878</text:p>
          </table:table-cell>
          <table:table-cell table:style-name="Таблица7.D2" office:value-type="float" office:value="9.73840458483777">
            <text:p text:style-name="P11">9,738405</text:p>
          </table:table-cell>
          <table:table-cell table:style-name="Таблица7.E2" office:value-type="float" office:value="0.0472811322961775">
            <text:p text:style-name="P11">0,047281</text:p>
          </table:table-cell>
        </table:table-row>
        <table:table-row>
          <table:table-cell table:style-name="Таблица7.A2" office:value-type="string">
            <text:p text:style-name="P8">Среднее</text:p>
          </table:table-cell>
          <table:table-cell table:style-name="Таблица7.B2" office:value-type="float" office:value="18.826">
            <text:p text:style-name="P11">18,83</text:p>
          </table:table-cell>
          <table:table-cell table:style-name="Таблица7.C2" office:value-type="float" office:value="1.8826">
            <text:p text:style-name="P11">1,883</text:p>
          </table:table-cell>
          <table:table-cell table:style-name="Таблица7.D2" office:value-type="float" office:value="9.69112345254159">
            <text:p text:style-name="P11">9,691123</text:p>
          </table:table-cell>
          <table:table-cell table:style-name="Таблица7.E2" office:value-type="float" office:value="0.0482142017776551">
            <text:p text:style-name="P11">0,048214</text:p>
          </table:table-cell>
        </table:table-row>
        <table:table-row>
          <table:table-cell table:style-name="Таблица7.A2" office:value-type="string">
            <text:p text:style-name="P8">Округленное среднее</text:p>
          </table:table-cell>
          <table:table-cell table:style-name="Таблица7.B2" office:value-type="float" office:value="18.83">
            <text:p text:style-name="P11">18,83</text:p>
          </table:table-cell>
          <table:table-cell table:style-name="Таблица7.B2" office:value-type="float" office:value="1.88">
            <text:p text:style-name="P11">1,88</text:p>
          </table:table-cell>
          <table:table-cell table:style-name="Таблица7.B2" office:value-type="float" office:value="9.69">
            <text:p text:style-name="P11">9,69</text:p>
          </table:table-cell>
          <table:table-cell table:style-name="Таблица7.E13" office:value-type="float" office:value="0.05">
            <text:p text:style-name="P11">0,05</text:p>
          </table:table-cell>
        </table:table-row>
      </table:table>
      <text:p text:style-name="P14"/>
      <text:p text:style-name="P20">Анализ результата эксперимента с установкой <text:span text:style-name="T35">6</text:span></text:p>
      <text:p text:style-name="P24">g<text:span text:style-name="T10">эксп</text:span> = (9,<text:span text:style-name="T35">69</text:span> ± <text:span text:style-name="T33">0,</text:span><text:span text:style-name="T35">05</text:span>) м/с<text:span text:style-name="T25">2</text:span> <text:s/>не соответствует табличному значению g <text:s/>= (9,81 ± 0,02) м/с<text:span text:style-name="T25">2</text:span></text:p>
      <text:p text:style-name="P32"/>
      <text:h text:style-name="P34" text:outline-level="2">Анализ результатов экспериментов</text:h>
      <text:p text:style-name="P26"/>
      <text:p text:style-name="P28"><text:span text:style-name="T18">g</text:span><text:span text:style-name="T10">эксп </text:span><text:span text:style-name="T18">= (</text:span><text:span text:style-name="T19">9,45 + 9,45 + 9,68 + 9,72 + 9,74 + 9,69</text:span><text:span text:style-name="T18">) / 6 </text:span><text:span text:style-name="T19">= 9,62 м/с</text:span><text:span text:style-name="T27">2</text:span></text:p>
      <text:p text:style-name="P28"><text:span text:style-name="T20">Δ</text:span><text:span text:style-name="T18">g</text:span><text:span text:style-name="T12">эксп </text:span><text:span text:style-name="T18">= (</text:span><text:span text:style-name="T19">0,18 + 0,1 + 0,1 + 0,07 + 0,09 + 0,05</text:span><text:span text:style-name="T18">) / 6 </text:span><text:span text:style-name="T19">= 0,1 м/с</text:span><text:span text:style-name="T27">2</text:span></text:p>
      <text:p text:style-name="P29"><text:span text:style-name="T18">g</text:span><text:span text:style-name="T12">эксп </text:span><text:span text:style-name="T18">= </text:span><text:span text:style-name="T19">(9,62 ± 0,1) м/с</text:span><text:span text:style-name="T27">2</text:span></text:p>
      <text:p text:style-name="P27">g<text:span text:style-name="T10">эксп</text:span> = (9,<text:span text:style-name="T35">6</text:span><text:span text:style-name="T36">2</text:span> ± <text:span text:style-name="T33">0,</text:span><text:span text:style-name="T36">1</text:span>) м/с<text:span text:style-name="T25">2</text:span> <text:s/><text:span text:style-name="T6">не соответствует</text:span> табличному значению g <text:s/>= (9,81 ± 0,02) м/с<text:span text:style-name="T25">2</text:span></text:p>
      <text:h text:style-name="Heading_20_2" text:outline-level="2">Вывод</text:h>
      <text:p text:style-name="P30"><text:span text:style-name="T37">В ходе лабораторной работы мной было определено значение ускорения свободного падения, равное </text:span><text:span text:style-name="T21">g</text:span><text:span text:style-name="T13">эксп </text:span><text:span text:style-name="T21">= </text:span><text:span text:style-name="T22">(9,62 ± 0,1) м/с</text:span><text:span text:style-name="T28">2</text:span><text:span text:style-name="T13">. </text:span><text:span text:style-name="T23">Данное значения </text:span><text:span text:style-name="T24">не совпало с табличным</text:span><text:span text:style-name="T23">, однако оказалось достаточно близко к нему. Причина несоответствия, вероятнее всего — погрешность в измерения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number:min-decimal-places="6" number:min-integer-digits="1"/>
    </number:number-style>
    <number:number-style style:name="N108" number:title="Особый">
      <number:number number:decimal-places="3" number:min-decimal-places="3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rsid="003a5c16" officeooo:paragraph-rsid="003a5c16"/>
    </style:style>
    <style:style style:name="MP3" style:family="paragraph" style:parent-style-name="Header">
      <style:paragraph-properties fo:text-align="end" style:justify-single-word="false"/>
      <style:text-properties officeooo:paragraph-rsid="001c8d6c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a5c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2">Институт информационных технологий и технологического образования</text:p>
        <text:p text:style-name="MP1">ИВТ 1 курс, 2 группа, <text:span text:style-name="MT1">3 подгруппа</text:span></text:p>
        <text:p text:style-name="MP3"><text:span text:style-name="MT2">Предмет: </text:span><text:span text:style-name="MT3">Физика</text:span></text:p>
      </style:header>
      <style:footer>
        <text:p text:style-name="MP4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0-30T18:59:48.765949387</dc:date>
    <meta:editing-duration>PT7H53M45S</meta:editing-duration>
    <meta:editing-cycles>44</meta:editing-cycles>
    <meta:generator>LibreOffice/7.0.1.2$Linux_X86_64 LibreOffice_project/7cbcfc562f6eb6708b5ff7d7397325de9e764452</meta:generator>
    <meta:document-statistic meta:table-count="7" meta:image-count="0" meta:object-count="2" meta:page-count="8" meta:paragraph-count="447" meta:word-count="780" meta:character-count="4370" meta:non-whitespace-character-count="4016"/>
  </office:meta>
</office:document-meta>
</file>

<file path=Object 1/content.xml><?xml version="1.0" encoding="utf-8"?>
<math xmlns="http://www.w3.org/1998/Math/MathML" display="block">
  <semantics>
    <mrow>
      <msub>
        <mi>T</mi>
        <mi>i</mi>
      </msub>
      <mo stretchy="false">=</mo>
      <mfrac>
        <msub>
          <mi>t</mi>
          <mi>i</mi>
        </msub>
        <mn>10</mn>
      </mfrac>
    </mrow>
    <annotation encoding="StarMath 5.0"> T_{i} =  t_{i} over 10</annotation>
  </semantics>
</math>
</file>

<file path=Object 2/content.xml><?xml version="1.0" encoding="utf-8"?>
<math xmlns="http://www.w3.org/1998/Math/MathML" display="block">
  <semantics>
    <mrow>
      <mi>g</mi>
      <mo stretchy="false">=</mo>
      <mfrac>
        <mrow>
          <mn>4</mn>
          <msup>
            <mi>π</mi>
            <mn>2</mn>
          </msup>
          <mi>L</mi>
        </mrow>
        <msup>
          <mi>T</mi>
          <mn>2</mn>
        </msup>
      </mfrac>
    </mrow>
    <annotation encoding="StarMath 5.0">g = { 4%pi^2 L } over { T^2 }</annotation>
  </semantics>
</math>
</file>